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31.858cm"/>
    </style:style>
    <style:style style:name="co3" style:family="table-column">
      <style:table-column-properties fo:break-before="auto" style:column-width="20.837cm"/>
    </style:style>
    <style:style style:name="co4" style:family="table-column">
      <style:table-column-properties fo:break-before="auto" style:column-width="2.628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021cm"/>
    </style:style>
    <style:style style:name="co8" style:family="table-column">
      <style:table-column-properties fo:break-before="auto" style:column-width="33.976cm"/>
    </style:style>
    <style:style style:name="co9" style:family="table-column">
      <style:table-column-properties fo:break-before="auto" style:column-width="0.801cm"/>
    </style:style>
    <style:style style:name="co10" style:family="table-column">
      <style:table-column-properties fo:break-before="auto" style:column-width="31.93cm"/>
    </style:style>
    <style:style style:name="co11" style:family="table-column">
      <style:table-column-properties fo:break-before="auto" style:column-width="32.373cm"/>
    </style:style>
    <style:style style:name="ro1" style:family="table-row">
      <style:table-row-properties style:row-height="0.476cm" fo:break-before="auto" style:use-optimal-row-height="true"/>
    </style:style>
    <style:style style:name="ro2" style:family="table-row">
      <style:table-row-properties style:row-height="0.661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661cm" fo:break-before="auto" style:use-optimal-row-height="false"/>
    </style:style>
    <style:style style:name="ro6" style:family="table-row">
      <style:table-row-properties style:row-height="0.609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45cm" fo:break-before="auto" style:use-optimal-row-height="true"/>
    </style:style>
    <style:style style:name="ro10" style:family="table-row">
      <style:table-row-properties style:row-height="1.117cm" fo:break-before="auto" style:use-optimal-row-height="tru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1.72cm" fo:break-before="auto" style:use-optimal-row-height="true"/>
    </style:style>
    <style:style style:name="ro13" style:family="table-row">
      <style:table-row-properties style:row-height="3.598cm" fo:break-before="auto" style:use-optimal-row-height="true"/>
    </style:style>
    <style:style style:name="ro14" style:family="table-row">
      <style:table-row-properties style:row-height="0.9cm" fo:break-before="auto" style:use-optimal-row-height="true"/>
    </style:style>
    <style:style style:name="ro15" style:family="table-row">
      <style:table-row-properties style:row-height="1.958cm" fo:break-before="auto" style:use-optimal-row-height="false"/>
    </style:style>
    <style:style style:name="ro16" style:family="table-row">
      <style:table-row-properties style:row-height="1.349cm" fo:break-before="auto" style:use-optimal-row-height="tru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2.381cm" fo:break-before="auto" style:use-optimal-row-height="false"/>
    </style:style>
    <style:style style:name="ro19" style:family="table-row">
      <style:table-row-properties style:row-height="2.249cm" fo:break-before="auto" style:use-optimal-row-height="true"/>
    </style:style>
    <style:style style:name="ro20" style:family="table-row">
      <style:table-row-properties style:row-height="2.699cm" fo:break-before="auto" style:use-optimal-row-height="true"/>
    </style:style>
    <style:style style:name="ro21" style:family="table-row">
      <style:table-row-properties style:row-height="1.561cm" fo:break-before="auto" style:use-optimal-row-height="fals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1.376cm" fo:break-before="auto" style:use-optimal-row-height="false"/>
    </style:style>
    <style:style style:name="ro24" style:family="table-row">
      <style:table-row-properties style:row-height="3.149cm" fo:break-before="auto" style:use-optimal-row-height="true"/>
    </style:style>
    <style:style style:name="ro25" style:family="table-row">
      <style:table-row-properties style:row-height="0.556cm" fo:break-before="auto" style:use-optimal-row-height="true"/>
    </style:style>
    <style:style style:name="ro26" style:family="table-row">
      <style:table-row-properties style:row-height="0.926cm" fo:break-before="auto" style:use-optimal-row-height="true"/>
    </style:style>
    <style:style style:name="ro27" style:family="table-row">
      <style:table-row-properties style:row-height="1.376cm" fo:break-before="auto" style:use-optimal-row-height="true"/>
    </style:style>
    <style:style style:name="ro28" style:family="table-row">
      <style:table-row-properties style:row-height="1.826cm" fo:break-before="auto" style:use-optimal-row-height="true"/>
    </style:style>
    <style:style style:name="ro29" style:family="table-row">
      <style:table-row-properties style:row-height="2.275cm" fo:break-before="auto" style:use-optimal-row-height="true"/>
    </style:style>
    <style:style style:name="ro30" style:family="table-row">
      <style:table-row-properties style:row-height="0.556cm" fo:break-before="auto" style:use-optimal-row-height="false"/>
    </style:style>
    <style:style style:name="ro31" style:family="table-row">
      <style:table-row-properties style:row-height="2.461cm" fo:break-before="auto" style:use-optimal-row-height="false"/>
    </style:style>
    <style:style style:name="ro32" style:family="table-row">
      <style:table-row-properties style:row-height="2.328cm" fo:break-before="auto" style:use-optimal-row-height="false"/>
    </style:style>
    <style:style style:name="ro33" style:family="table-row">
      <style:table-row-properties style:row-height="2.223cm" fo:break-before="auto" style:use-optimal-row-height="false"/>
    </style:style>
    <style:style style:name="ro34" style:family="table-row">
      <style:table-row-properties style:row-height="2.408cm" fo:break-before="auto" style:use-optimal-row-height="false"/>
    </style:style>
    <style:style style:name="ro35" style:family="table-row">
      <style:table-row-properties style:row-height="2.17cm" fo:break-before="auto" style:use-optimal-row-height="false"/>
    </style:style>
    <style:style style:name="ro36" style:family="table-row">
      <style:table-row-properties style:row-height="2.487cm" fo:break-before="auto" style:use-optimal-row-height="false"/>
    </style:style>
    <style:style style:name="ro37" style:family="table-row">
      <style:table-row-properties style:row-height="2.858cm" fo:break-before="auto" style:use-optimal-row-height="false"/>
    </style:style>
    <style:style style:name="ro38" style:family="table-row">
      <style:table-row-properties style:row-height="1.588cm" fo:break-before="auto" style:use-optimal-row-height="false"/>
    </style:style>
    <style:style style:name="ro39" style:family="table-row">
      <style:table-row-properties style:row-height="0.609cm" fo:break-before="auto" style:use-optimal-row-height="true"/>
    </style:style>
    <style:style style:name="ro40" style:family="table-row">
      <style:table-row-properties style:row-height="2.106cm" fo:break-before="auto" style:use-optimal-row-height="false"/>
    </style:style>
    <style:style style:name="ro41" style:family="table-row">
      <style:table-row-properties style:row-height="0.947cm" fo:break-before="auto" style:use-optimal-row-height="true"/>
    </style:style>
    <style:style style:name="ro42" style:family="table-row">
      <style:table-row-properties style:row-height="1.789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ro44" style:family="table-row">
      <style:table-row-properties style:row-height="0.524cm" fo:break-before="auto" style:use-optimal-row-height="true"/>
    </style:style>
    <style:style style:name="ro45" style:family="table-row">
      <style:table-row-properties style:row-height="2.91cm" fo:break-before="auto" style:use-optimal-row-height="false"/>
    </style:style>
    <style:style style:name="ro46" style:family="table-row">
      <style:table-row-properties style:row-height="2.21cm" fo:break-before="auto" style:use-optimal-row-height="true"/>
    </style:style>
    <style:style style:name="ro47" style:family="table-row">
      <style:table-row-properties style:row-height="1.369cm" fo:break-before="auto" style:use-optimal-row-height="true"/>
    </style:style>
    <style:style style:name="ro48" style:family="table-row">
      <style:table-row-properties style:row-height="2.632cm" fo:break-before="auto" style:use-optimal-row-height="true"/>
    </style:style>
    <style:style style:name="ro49" style:family="table-row">
      <style:table-row-properties style:row-height="3.053cm" fo:break-before="auto" style:use-optimal-row-height="true"/>
    </style:style>
    <style:style style:name="ro50" style:family="table-row">
      <style:table-row-properties style:row-height="1.058cm" fo:break-before="auto" style:use-optimal-row-height="true"/>
    </style:style>
    <style:style style:name="ro54" style:family="table-row">
      <style:table-row-properties style:row-height="1.455cm" fo:break-before="auto" style:use-optimal-row-height="false"/>
    </style:style>
    <style:style style:name="ro55" style:family="table-row">
      <style:table-row-properties style:row-height="2.117cm" fo:break-before="auto" style:use-optimal-row-height="true"/>
    </style:style>
    <style:style style:name="ro56" style:family="table-row">
      <style:table-row-properties style:row-height="1.482cm" fo:break-before="auto" style:use-optimal-row-height="false"/>
    </style:style>
    <style:style style:name="ro57" style:family="table-row">
      <style:table-row-properties style:row-height="1.879cm" fo:break-before="auto" style:use-optimal-row-height="false"/>
    </style:style>
    <style:style style:name="ro58" style:family="table-row">
      <style:table-row-properties style:row-height="2.434cm" fo:break-before="auto" style:use-optimal-row-height="false"/>
    </style:style>
    <style:style style:name="ro59" style:family="table-row">
      <style:table-row-properties style:row-height="1.931cm" fo:break-before="auto" style:use-optimal-row-height="false"/>
    </style:style>
    <style:style style:name="ro60" style:family="table-row">
      <style:table-row-properties style:row-height="1.852cm" fo:break-before="auto" style:use-optimal-row-height="false"/>
    </style:style>
    <style:style style:name="ro61" style:family="table-row">
      <style:table-row-properties style:row-height="1.905cm" fo:break-before="auto" style:use-optimal-row-height="false"/>
    </style:style>
    <style:style style:name="ro62" style:family="table-row">
      <style:table-row-properties style:row-height="0.529cm" fo:break-before="auto" style:use-optimal-row-height="true"/>
    </style:style>
    <style:style style:name="ro63" style:family="table-row">
      <style:table-row-properties style:row-height="1.402cm" fo:break-before="auto" style:use-optimal-row-height="false"/>
    </style:style>
    <style:style style:name="ro64" style:family="table-row">
      <style:table-row-properties style:row-height="1.826cm" fo:break-before="auto" style:use-optimal-row-height="false"/>
    </style:style>
    <style:style style:name="ro65" style:family="table-row">
      <style:table-row-properties style:row-height="1.773cm" fo:break-before="auto" style:use-optimal-row-height="false"/>
    </style:style>
    <style:style style:name="ro66" style:family="table-row">
      <style:table-row-properties style:row-height="1.429cm" fo:break-before="auto" style:use-optimal-row-height="false"/>
    </style:style>
    <style:style style:name="ro67" style:family="table-row">
      <style:table-row-properties style:row-height="2.011cm" fo:break-before="auto" style:use-optimal-row-height="false"/>
    </style:style>
    <style:style style:name="ro68" style:family="table-row">
      <style:table-row-properties style:row-height="1.974cm" fo:break-before="auto" style:use-optimal-row-height="false"/>
    </style:style>
    <style:style style:name="ro69" style:family="table-row">
      <style:table-row-properties style:row-height="2.053cm" fo:break-before="auto" style:use-optimal-row-height="false"/>
    </style:style>
    <style:style style:name="ro70" style:family="table-row">
      <style:table-row-properties style:row-height="2.699cm" fo:break-before="auto" style:use-optimal-row-height="false"/>
    </style:style>
    <style:style style:name="ro71" style:family="table-row">
      <style:table-row-properties style:row-height="2.778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2" style:family="table" style:master-page-name="PageStyle_5f_GPR">
      <style:table-properties table:display="true" style:writing-mode="lr-tb"/>
    </style:style>
    <style:style style:name="ta3" style:family="table" style:master-page-name="PageStyle_5f_GRE">
      <style:table-properties table:display="true" style:writing-mode="lr-tb"/>
    </style:style>
    <style:style style:name="ta4" style:family="table" style:master-page-name="PageStyle_5f_AQU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8" style:family="table" style:master-page-name="PageStyle_5f_MED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style:style style:name="ta21" style:family="table" style:master-page-name="PageStyle_5f_GCO">
      <style:table-properties table:display="true" style:writing-mode="lr-tb"/>
    </style:style>
    <style:style style:name="ta22" style:family="table" style:master-page-name="PageStyle_5f_GQA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text-position=""/>
    </style:style>
    <style:style style:name="ce2" style:family="table-cell" style:parent-style-name="Default" style:data-style-name="N100">
      <style:table-cell-properties fo:padding="0.071cm"/>
      <style:text-properties style:text-position="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99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9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99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6" style:family="table-cell" style:parent-style-name="Default" style:data-style-name="N100">
      <style:table-cell-properties style:glyph-orientation-vertical="0" fo:border-bottom="0.06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7" style:family="table-cell" style:parent-style-name="Default" style:data-style-name="N100">
      <style:table-cell-properties style:glyph-orientation-vertical="0" fo:border-bottom="0.99pt solid #000000" style:diagonal-bl-tr="none" style:diagonal-tl-br="none" style:text-align-source="value-type" style:repeat-content="false" fo:wrap-option="wrap" fo:border-left="0.99pt solid #000000" style:direction="ltr" fo:padding="0.071cm" fo:border-right="0.99pt solid #000000" style:rotation-angle="0" style:rotation-align="none" style:shrink-to-fit="false" fo:border-top="0.06pt solid #000000" style:vertical-align="top" style:vertical-justify="auto"/>
      <style:paragraph-properties css3t:text-justify="auto" fo:margin-left="0cm" style:writing-mode="page"/>
      <style:text-properties style:text-position="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0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padding="0.071cm"/>
      <style:text-properties style:text-position=""/>
    </style:style>
    <style:style style:name="ce36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4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Normal_20_2">
      <style:table-cell-properties fo:background-color="#ffcc99" style:diagonal-bl-tr="none" style:diagonal-tl-br="none" fo:border="0.06pt solid #000000" fo:padding="0.071cm" style:rotation-align="none"/>
      <style:text-properties style:text-position=""/>
    </style:style>
    <style:style style:name="ce53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4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5" style:family="table-cell" style:parent-style-name="Normal_20_2">
      <style:table-cell-properties fo:background-color="#99ccff" style:diagonal-bl-tr="none" style:diagonal-tl-br="none" fo:border="0.06pt solid #000000" fo:padding="0.071cm" style:rotation-align="none"/>
      <style:text-properties style:text-position=""/>
    </style:style>
    <style:style style:name="ce56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57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0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Normal_20_2">
      <style:table-cell-properties fo:background-color="#ffcc00" style:diagonal-bl-tr="none" style:diagonal-tl-br="none" fo:border="0.06pt solid #000000" fo:padding="0.071cm" style:rotation-align="none"/>
      <style:text-properties style:text-position=""/>
    </style:style>
    <style:style style:name="ce67" style:family="table-cell" style:parent-style-name="Normal_20_2">
      <style:table-cell-properties fo:background-color="#ccffff" style:diagonal-bl-tr="none" style:diagonal-tl-br="none" fo:border="0.06pt solid #000000" fo:padding="0.071cm" style:rotation-align="none"/>
      <style:text-properties style:text-position=""/>
    </style:style>
    <style:style style:name="ce68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  <style:text-properties style:text-position=""/>
    </style:style>
    <style:style style:name="ce73" style:family="table-cell" style:parent-style-name="Normal_20_2">
      <style:table-cell-properties fo:background-color="#ffff99" style:diagonal-bl-tr="none" style:diagonal-tl-br="none" fo:border="0.06pt solid #000000" fo:padding="0.071cm" style:rotation-align="none"/>
      <style:text-properties style:text-position=""/>
    </style:style>
    <style:style style:name="ce74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82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5f_Consolidate_20_Data_20_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6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91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text-position=""/>
    </style:style>
    <style:style style:name="ce96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text-position="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04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Normal_20_2">
      <style:table-cell-properties fo:background-color="transparent" fo:padding="0.071cm"/>
      <style:text-properties style:text-position=""/>
    </style:style>
    <style:style style:name="ce107" style:family="table-cell" style:parent-style-name="Normal_20_2">
      <style:table-cell-properties fo:background-color="transparent"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09" style:family="table-cell" style:parent-style-name="Normal_20_2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style:glyph-orientation-vertical="0" fo:background-color="#ccffc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fo:padding="0.071cm"/>
      <style:text-properties style:text-position="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3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9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padding="0.071cm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text-position=""/>
    </style:style>
    <style:style style:name="ce154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position=""/>
    </style:style>
    <style:style style:name="ce158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5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Excel_5f_BuiltIn_5f_Hyperlink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6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7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Hyperlink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3" style:family="table-cell" style:parent-style-name="Hyperlink_20_2" style:data-style-name="N0">
      <style:table-cell-properties style:glyph-orientation-vertical="0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text-position=""/>
    </style:style>
    <style:style style:name="ce174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2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9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86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Normal_20_2">
      <style:table-cell-properties style:diagonal-bl-tr="none" style:diagonal-tl-br="none" fo:border="0.06pt solid #000000" fo:padding="0.071cm" style:rotation-align="none"/>
      <style:text-properties style:text-position=""/>
    </style:style>
    <style:style style:name="ce190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3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2">
      <style:table-cell-properties style:glyph-orientation-vertical="0" style:cell-protect="none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8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2">
      <style:table-cell-properties style:glyph-orientation-vertical="0" fo:background-color="#ccff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2" style:family="table-cell" style:parent-style-name="Default" style:data-style-name="N0">
      <style:table-cell-properties style:text-align-source="fix" style:repeat-content="false" fo:wrap-option="wrap" fo:border="0.99pt solid #000000" style:vertical-align="top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2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2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Normal_5f_Consolidate_20_Data_20_1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Normal_5f_Consolidate_20_Data_20_1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Normal_5f_Consolidate_20_Data_20_1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Normal_20_2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Normal_20_2">
      <style:table-cell-properties style:glyph-orientation-vertical="0" fo:background-color="#ffcc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Normal_20_2">
      <style:table-cell-properties style:glyph-orientation-vertical="0" fo:background-color="#ffcc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Normal_20_2">
      <style:table-cell-properties style:glyph-orientation-vertical="0" fo:background-color="#ffcc00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Normal_20_2">
      <style:table-cell-properties style:glyph-orientation-vertical="0" fo:border-bottom="0.06pt solid #000000" fo:background-color="#ffcc00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7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2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2">
      <style:table-cell-properties style:glyph-orientation-vertical="0" fo:border-bottom="0.06pt solid #000000" fo:background-color="#ccff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1" style:family="table-cell" style:parent-style-name="Normal_20_2">
      <style:table-cell-properties style:glyph-orientation-vertical="0" fo:background-color="#99cc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2">
      <style:table-cell-properties style:glyph-orientation-vertical="0" fo:border-bottom="0.06pt solid #000000" fo:background-color="#99ccff" style:diagonal-bl-tr="none" style:diagonal-tl-br="none" style:text-align-source="value-type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2">
      <style:table-cell-properties fo:padding="0.071cm"/>
    </style:style>
    <style:style style:name="ce224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6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7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28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9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4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5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6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7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8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0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1" style:family="table-cell" style:parent-style-name="Normal_20_2">
      <style:table-cell-properties fo:background-color="#ffcc99" style:diagonal-bl-tr="none" style:diagonal-tl-br="none" fo:border="0.06pt solid #000000" fo:padding="0.071cm" style:rotation-align="none"/>
    </style:style>
    <style:style style:name="ce242" style:family="table-cell" style:parent-style-name="Normal_20_2">
      <style:table-cell-properties style:glyph-orientation-vertical="0" fo:background-color="#ffcc0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3" style:family="table-cell" style:parent-style-name="Normal_20_2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4" style:family="table-cell" style:parent-style-name="Normal_20_2">
      <style:table-cell-properties fo:background-color="#99ccff" style:diagonal-bl-tr="none" style:diagonal-tl-br="none" fo:border="0.06pt solid #000000" fo:padding="0.071cm" style:rotation-align="none"/>
    </style:style>
    <style:style style:name="ce245" style:family="table-cell" style:parent-style-name="Normal_20_2">
      <style:table-cell-properties style:glyph-orientation-vertical="0" fo:background-color="#99cc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46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49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1" style:family="table-cell" style:parent-style-name="Normal_20_2">
      <style:table-cell-properties style:glyph-orientation-vertical="0" fo:border-bottom="0.06pt solid #000000" fo:background-color="#ffff99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2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27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3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4" style:family="table-cell" style:parent-style-name="Normal_20_2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5" style:family="table-cell" style:parent-style-name="Normal_20_2">
      <style:table-cell-properties fo:background-color="#ffcc00" style:diagonal-bl-tr="none" style:diagonal-tl-br="none" fo:border="0.06pt solid #000000" fo:padding="0.071cm" style:rotation-align="none"/>
    </style:style>
    <style:style style:name="ce256" style:family="table-cell" style:parent-style-name="Normal_20_2">
      <style:table-cell-properties fo:background-color="#ccffff" style:diagonal-bl-tr="none" style:diagonal-tl-br="none" fo:border="0.06pt solid #000000" fo:padding="0.071cm" style:rotation-align="none"/>
    </style:style>
    <style:style style:name="ce25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none" style:direction="ltr" fo:padding="0.071cm" fo:border-right="none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6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2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3" style:family="table-cell" style:parent-style-name="Normal_20_2">
      <style:table-cell-properties fo:border-bottom="0.06pt solid #000000" style:diagonal-bl-tr="none" style:diagonal-tl-br="none" fo:border-left="0.06pt solid #000000" fo:padding="0.071cm" fo:border-right="0.06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Normal_20_2">
      <style:table-cell-properties fo:border-bottom="0.99pt solid #000000" style:diagonal-bl-tr="none" style:diagonal-tl-br="none" fo:border-left="0.06pt solid #000000" fo:padding="0.071cm" fo:border-right="0.06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Normal_20_2">
      <style:table-cell-properties fo:border-bottom="0.06pt solid #000000" fo:background-color="#ffff99" style:diagonal-bl-tr="none" style:diagonal-tl-br="none" fo:border-left="0.06pt solid #000000" fo:padding="0.071cm" fo:border-right="0.06pt solid #000000" style:rotation-align="none" fo:border-top="none"/>
    </style:style>
    <style:style style:name="ce266" style:family="table-cell" style:parent-style-name="Normal_20_2">
      <style:table-cell-properties fo:background-color="#ffff99" style:diagonal-bl-tr="none" style:diagonal-tl-br="none" fo:border="0.06pt solid #000000" fo:padding="0.071cm" style:rotation-align="none"/>
    </style:style>
    <style:style style:name="ce26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9" style:family="table-cell" style:parent-style-name="Normal_20_2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padding="0.071cm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0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72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Normal_20_2">
      <style:table-cell-properties style:glyph-orientation-vertical="0" fo:border-bottom="0.06pt solid #000000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Normal_20_2">
      <style:table-cell-properties fo:border-bottom="0.06pt solid #000000" style:diagonal-bl-tr="none" style:diagonal-tl-br="none" fo:border-left="0.06pt solid #000000" fo:padding="0.071cm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Normal_20_2">
      <style:table-cell-properties fo:border-bottom="0.99pt solid #000000" style:diagonal-bl-tr="none" style:diagonal-tl-br="none" fo:border-left="0.06pt solid #000000" fo:padding="0.071cm" fo:border-right="0.99pt solid #000000" style:rotation-align="none" fo:border-top="0.06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7" style:family="table-cell" style:parent-style-name="Normal_20_2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2">
      <style:table-cell-properties fo:border-bottom="none" style:diagonal-bl-tr="none" style:diagonal-tl-br="none" fo:border-left="0.06pt solid #000000" fo:padding="0.071cm" fo:border-right="0.06pt solid #000000" style:rotation-align="none" fo:border-top="none"/>
    </style:style>
    <style:style style:name="ce279" style:family="table-cell" style:parent-style-name="Normal_20_2">
      <style:table-cell-properties style:text-align-source="fix" style:repeat-content="false" fo:padding="0.071cm"/>
      <style:paragraph-properties fo:text-align="start" fo:margin-left="0cm"/>
    </style:style>
    <style:style style:name="ce280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</style:style>
    <style:style style:name="ce28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Normal_20_2">
      <style:table-cell-properties style:diagonal-bl-tr="none" style:diagonal-tl-br="none" style:text-align-source="fix" style:repeat-content="false" fo:background-color="transparent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2">
      <style:table-cell-properties fo:padding="0.071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 style:data-style-name="N0">
      <style:table-cell-properties fo:border-bottom="0.99pt solid #000000" style:text-align-source="fix" style:repeat-content="false" fo:wrap-option="wrap" fo:border-left="none" fo:border-right="0.99pt solid #000000" fo:border-top="0.99pt solid #000000" style:vertical-align="top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Normal_20_2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none" style:direction="ltr" fo:padding="0.071cm" fo:border-right="0.06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 style:data-style-name="N0">
      <style:table-cell-properties fo:border-bottom="0.99pt solid #000000" fo:wrap-option="wrap" fo:border-left="none" fo:border-right="0.99pt solid #000000" fo:border-top="0.99pt solid #000000" style:vertical-align="middle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7" style:family="table-cell" style:parent-style-name="Default" style:data-style-name="N0">
      <style:table-cell-properties fo:wrap-option="wrap" fo:border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Normal_20_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270" style:rotation-align="bottom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0" style:family="table-cell" style:parent-style-name="Normal_20_2">
      <style:table-cell-properties style:glyph-orientation-vertical="0" fo:border-bottom="0.06pt solid #000000" fo:background-color="#ccffcc" style:diagonal-bl-tr="none" style:diagonal-tl-br="none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5" style:family="table-cell" style:parent-style-name="Normal_20_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">
      <style:table-cell-properties style:glyph-orientation-vertical="0" fo:border-bottom="0.99pt solid #000000" style:diagonal-bl-tr="none" style:diagonal-tl-br="none" style:text-align-source="fix" style:repeat-content="false" fo:wrap-option="wrap" fo:border-left="0.06pt solid #000000" style:direction="ltr" fo:padding="0.071cm" fo:border-right="0.99pt solid #000000" style:rotation-angle="270" style:rotation-align="bottom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8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Normal_20_2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0">
      <style:table-cell-properties style:text-align-source="fix" style:repeat-content="false" fo:border="0.99pt solid #000000" style:vertical-align="middle"/>
      <style:paragraph-properties fo:text-align="start" fo:margin-left="0c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5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F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F" style:font-size-complex="10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F" style:font-size-complex="10pt" style:font-style-complex="italic" style:font-weight-complex="normal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12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F" style:font-size-complex="10pt" style:font-style-complex="italic" style:font-weight-complex="normal"/>
    </style:style>
    <style:style style:name="T13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struções para preenchimen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INSTRUÇÕES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 calcext:value-type="string">
            <text:p>Instruções para preenchimento da planilha</text:p>
          </table:table-cell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4">
          <table:table-cell table:style-name="ce1"/>
          <table:table-cell table:style-name="ce6" office:value-type="string" calcext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 calcext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 calcext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 calcext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 calcext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7" office:value-type="string" calcext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9">
          <table:table-cell table:number-columns-repeated="1024"/>
        </table:table-row>
        <table:table-row table:style-name="ro9" table:number-rows-repeated="6">
          <table:table-cell/>
          <table:table-cell table:style-name="ce8"/>
          <table:table-cell table:number-columns-repeated="1022"/>
        </table:table-row>
        <table:table-row table:style-name="ro9" table:number-rows-repeated="104855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PR" table:style-name="ta2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Proje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3">
          <table:table-cell table:style-name="ce12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39"/>
          <table:table-cell table:style-name="ce59" table:number-columns-repeated="6"/>
          <table:table-cell table:number-columns-repeated="1016"/>
        </table:table-row>
        <table:table-row table:style-name="ro14">
          <table:table-cell table:style-name="ce13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>
          <table:table-cell table:style-name="ce14"/>
          <table:table-cell table:style-name="ce40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5">
          <table:table-cell table:style-name="ce13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7">
          <table:table-cell table:style-name="ce13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que foram documentadas as suas justificativ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8">
          <table:table-cell table:style-name="ce13" office:value-type="string" calcext:value-type="string">
            <text:p>GPR 4. (A partir do nível E) O planejamento e as estimativas das tarefa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o? (ii) foi realizada uma análise para determinar a probabilidade, o impacto, o grau de importância (exposição) e a prioridade de cada risc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PR 8. (Até o Nível F)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8. (A partir do nível E) Os recursos e o ambiente de trabalho necessários para executar os projetos são planejados a partir dos ambientes padrão de trabalho da organização.</text:p>
            <text:p><text:span text:style-name="T1">As evidências apresentadas para este resultado permitem assegurar que: (i) foram planejados os recursos e o ambiente de trabalho necessários?; (ii) o ambiente de trabalho é planejado tendo como base o ambiente padrão de trabalho da organização? (obs: aqui trata-se de outros recursos que não recursos humanos).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1">
          <table:table-cell table:style-name="ce13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><text:span text:style-name="T2"/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11. A viabilidade de atingir as metas do projeto é explicitamente avaliada <text:s/>considerando restrições e recursos disponíveis. Se necessário, ajustes são realizados.</text:p>
            <text:p><text:span text:style-name="T1">As evidências apresentadas para este resultado permitem assegurar que <text:s/>a viabilidade do projeto foi avaliada de forma explícita após a elaboração do plano do projeto, <text:s/>e considerando critérios como os objetivos do projeto, os recursos financeiros, técnicos, humanos, bem como das restrições impostas pelo cli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12. O Plano do Projeto é revisado com todos os interessados e o compromisso com ele é obtido e mantido.</text:p>
            <text:p><text:span text:style-name="T1">As evidências apresentadas para este resultado permitem assegurar que <text:s/>há registro de: (i) que todos os interessados tomaram conhecimento, revisaram e se comprometeram com o planejamento do projeto?; (ii) houve recomprometimento conforme necessári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7" office:value-type="string" calcext:value-type="string">
            <text:p>GPR 13. O escopo, as tarefas, as estimativas, o orçamento e o cronograma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, prazo, esforço, custos e cronograma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7" office:value-type="string" calcext:value-type="string">
            <text:p>GPR 14. Os recursos materiais e humanos bem como os dados relevantes do projeto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 escopo aos recursos materiais, humanos e em relação aos dados relevantes d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7" office:value-type="string" calcext:value-type="string">
            <text:p>GPR 15. Os riscos são monitorados em relação ao planejado.</text:p>
            <text:p><text:span text:style-name="T1">As evidências apresentadas para este resultado permitem assegurar que o projeto foi monitorado ao longo de seu ciclo de vida, comparando o planejado e o realizado em relação aos risc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3">
          <table:table-cell table:style-name="ce17" office:value-type="string" calcext:value-type="string">
            <text:p>GPR 16. O envolvimento das partes interessadas no projeto é planejado, monitorado e mantido.</text:p>
            <text:p><text:span text:style-name="T1">As evidências apresentadas para este resultado permitem assegurar que o que foi planejado em relação ao envolvimento das partes interessadas foi monitorado e se existe evidência de que os compromissos assumidos foram cumpridos ou negociad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7" office:value-type="string" calcext:value-type="string">
            <text:p>GPR 17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, que complementam o acompanhamento do dia-a-dia com uma visâo mais ampla e abrangente do projeto? 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18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13" office:value-type="string" calcext:value-type="string">
            <text:p>GPR 19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0. (A partir do nível E) Equipes envolvidas no projeto são estabelecidas e mantidas a partir das regras e diretrizes para estruturação, formação e atuação.</text:p>
            <text:p><text:span text:style-name="T1">As evidências apresentadas para este resultado permitem assegurar que: (i) as equipes envolvidas no projeto foram definidas a partir das regras e diretrizes organizacionais? (ii) foram mapeados os relacionamentos entre as equipes internas e externas ao projeto (da própria organização e do cliente), conforme pertin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1. (A partir do nível E) Experiências relacionadas aos processos contribuem para os ativos de processo organizacional.</text:p>
            <text:p><text:span text:style-name="T1">As evidências apresentadas para este resultado permitem assegurar que foram coletadas, a partir dos projetos, potenciais contribuições aos ativos de processo? <text:s/>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2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2. (A partir do nível B) Os objetivos de qualidade e de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3. (A partir do nível B) O processo definido para o projeto que o possibilita atender seus objetivos de qualidade e de desempenho é composto com base em técnicas estatísticas e outras técnicas quantitativas.</text:p>
            <text:p><text:span text:style-name="T1">As evidências apresentadas para este resultado permitem assegurar que: (i) foram selecionados subprocessos adequados para compor o processo definido para o projeto? (ii) esta seleção considerou critérios predefinidos, entre eles sua estabilidade histórica e sua capacidade? (iii) que foram utilizadas técnicas estatísticas e outras técnicas quantitativas para esta sele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4. (A partir do nível B) Subprocessos e atributos críticos para avaliar o desempenho e que estão relacionados ao alcance dos objetivos de qualidade e de desempenho do processo do projeto são selecionados.</text:p>
            <text:p><text:span text:style-name="T1">As evidências apresentadas para este resultado permitem assegurar que: (i) a seleção dos subprocessos do processo definido para o projeto para serem gerenciados quantitativa e estatisticamente foi feita baseada nos critérios definidos?; (ii) foram identificados os atributos por meio dos quais cada subprocesso foi gerenciado estatisticam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5. (A partir do nível B) Medidas e técnicas analíticas são selecionadas para serem utilizadas na gerência quantitativa.</text:p>
            <text:p><text:span text:style-name="T1">As evidências apresentadas para este resultado permitem assegurar que foram selecionadas as medidas e as técnicas analíticas que serão utilizadas para a gerência quantitativa do projet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13" office:value-type="string" calcext:value-type="string">
            <text:p>GPR 26. (A partir do nível B) O desempenho dos subprocessos escolhidos para gerência quantitativa é monitorado usando técnicas estatísticas e outras técnicas quantitativa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foram utilizadas técnicas estatísticas e outras técnicas quantitativas nesta monitoração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PR 27. (A partir do nível B) O projeto é gerenciado usando técnicas estatísticas e outras técnicas quantitativas para determinar se seus objetivos de qualidade e de desempenho do processo serão atingidos.</text:p>
            <text:p><text:span text:style-name="T1">As evidências apresentadas para este resultado permitem assegurar que o projeto foi monitorado quanto ao atingimento de seus objetivos de qualidade para o produto e de desempenho dos processos que estão sendo gerenciados estatistica e quantitativamente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GPR 28. (A partir do nível B) Questões que afetam os objetivos de qualidade e de desempenho do processo do projeto são alvo de análise de causa raiz.</text:p>
            <text:p><text:span text:style-name="T1">As evidências apresentadas para este questões que afetam os objetivos de qualidade e de desempenho do processo do projeto são alvo de análise de causa raiz?</text:span></text:p>
          </table:table-cell>
          <table:table-cell table:style-name="ce39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7">
          <table:table-cell table:style-name="ce24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10479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E" table:style-name="ta3">
        <office:forms form:automatic-focus="false" form:apply-design-mode="false"/>
        <table:table-column table:style-name="co3" table:default-cell-style-name="ce84"/>
        <table:table-column table:style-name="co4" table:default-cell-style-name="ce89"/>
        <table:table-column table:style-name="co5" table:default-cell-style-name="ce89"/>
        <table:table-column table:style-name="co7" table:default-cell-style-name="ce89"/>
        <table:table-column table:style-name="co5" table:number-columns-repeated="4" table:default-cell-style-name="ce89"/>
        <table:table-column table:style-name="co8" table:default-cell-style-name="ce95"/>
        <table:table-column table:style-name="co6" table:number-columns-repeated="248" table:default-cell-style-name="ce35"/>
        <table:table-column table:style-name="co6" table:number-columns-repeated="767" table:default-cell-style-name="Default"/>
        <table:table-row table:style-name="ro10">
          <table:table-cell table:style-name="ce9" office:value-type="string" calcext:value-type="string">
            <text:p>Gerência de Requisi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39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40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RELPREV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style-name="ce96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12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42">
          <table:table-cell table:style-name="ce13" office:value-type="string" calcext:value-type="string">
            <text:p>GRE 1. O entendimento dos requisitos é obtido junto aos fornecedores de requisit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os requisitos foram aceitos pelo cliente ou um representante?</text:span></text:p>
          </table:table-cell>
          <table:table-cell table:style-name="ce85"/>
          <table:table-cell table:style-name="ce87" table:number-columns-repeated="6"/>
          <table:table-cell table:number-columns-repeated="1016"/>
        </table:table-row>
        <table:table-row table:style-name="ro43">
          <table:table-cell table:style-name="ce82" office:value-type="string" calcext:value-type="string">
            <text:p>Termo de Aprovação dos Requisitos pelo Cliente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Aprovacao_de_requisitos_cliente_Emerson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cliente_Emerson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5">
          <table:table-cell table:style-name="ce13" office:value-type="string" calcext:value-type="string">
            <text:p>GRE 2. Os requisitos são avaliados com base em critérios objetivos e um comprometimento da equipe técnica com estes requisitos é obtido.</text:p>
            <text:p><text:span text:style-name="T1">As evidências apresentadas para este resultado permitem assegurar: (i) que foi obtido e registrado um comprometimento formal da equipe técnica com os requisitos aprovados? (ii) que foram definidos critérios para análise de requisitos e que estes foram usados como base para a avaliação e a aceitação dos requisitos do projeto (por parte da equipe técnica)? (iii) que um novo comprometimento da equipe técnica com os requisitos foi obtido e registrado quando houve mudanças nos requisitos?</text:span></text:p>
          </table:table-cell>
          <table:table-cell table:style-name="ce85"/>
          <table:table-cell table:style-name="ce87" table:number-columns-repeated="6"/>
          <table:table-cell table:number-columns-repeated="1016"/>
        </table:table-row>
        <table:table-row table:style-name="ro43">
          <table:table-cell table:style-name="ce82" office:value-type="string" calcext:value-type="string">
            <text:p>Termo de Aprovação dos Requisitos pela Equipe de Arquitetura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Aprovacao_de_requisitos_equipe_tecnica_Ciro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Ciro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Termo de Aprovação dos Requisitos pela Equipe de Front-End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Aprovacao_de_requisitos_equipe_tecnica_Guilherme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Guilherme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Termo de Aprovação dos Requisitos pela Equipe de Back-End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Aprovacao_de_requisitos_equipe_tecnica_Raul" xlink:type="simple">x</text:a></text:p>
          </table:table-cell>
          <table:table-cell table:style-name="ce40" table:number-columns-repeated="4"/>
          <table:table-cell office:value-type="string" calcext:value-type="string">
            <text:p>https://relprev-022013.googlecode.com/svn/trunk/artefatos_de_processo/GRE/RELPREV-022013-GRE-Aprovacao_de_requisitos_equipe_tecnica_Raul</text:p>
          </table:table-cell>
          <table:table-cell table:number-columns-repeated="1015"/>
        </table:table-row>
        <table:table-row table:style-name="ro44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13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erência de Requisitos (Requisitos X Casos de Uso, Requisitos X Client, outros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7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13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Check-List de Validação de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Checklists/Aplicados/RELPREV-022013-VAL-checklist_validacao_de_requisitos.xl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checklist_validacao_de_requisitos.xl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heck-List de Inspeção dos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ER/checklist/RELPREV-022013-VER-Checklist_de_Inspecao_REQUISITOS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ER/checklist/RELPREV-022013-VER-Checklist_de_Inspecao_REQUISITOS.pdf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Insumos de Inspeção de Requisitos (Logs de inspeção, Relatório Sumário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VER/#VER%2Fregistro_Verifica%C3%A7%C3%A3o%2FInspe%C3%A7%C3%A3o_Requisito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ER/#VER%2Fregistro_Verifica%C3%A7%C3%A3o%2FInspe%C3%A7%C3%A3o_Requisito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atório de Verificação de Artefatos (EOR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Planos/RELPREV-022013-VAL-Relatorio_de_Valida%C3%A7%C3%A3o_dos_Artefatos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Planos/RELPREV-022013-VAL-Relatorio_de_Valida%C3%A7%C3%A3o_dos_Artefatos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heck-List de Verificação de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VAL/Checklists/Aplicados/RELPREV-022013-VAL-checklist_verificacao_requisitos.xls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checklist_verificacao_requisitos.xlsx</text:p>
          </table:table-cell>
          <table:table-cell table:number-columns-repeated="1015"/>
        </table:table-row>
        <table:table-row table:style-name="ro44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13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 (iii) que a mudança foi incorporada ao planejamento do projeto antes de ser executada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erência de Requisitos (Mudanças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<text:line-break/>Mapeamento EOR - ER Registro de Problemas e Oportunidades de Melhorias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relprev-022013.googlecode.com/svn/trunk/artefatos_de_processo/VAL/Checklists/Aplicados/RELPREV-022013-VAL-Mapeamento_EOR_e_ER_Registro_de_Problemas_Oportunidade_de_Melhoria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VAL/Checklists/Aplicados/RELPREV-022013-VAL-Mapeamento_EOR_e_ER_Registro_de_Problemas_Oportunidade_de_Melhoria.ods</text:p>
          </table:table-cell>
          <table:table-cell table:number-columns-repeated="1015"/>
        </table:table-row>
        <table:table-row table:style-name="ro44">
          <table:table-cell table:style-name="ce82"/>
          <table:table-cell table:style-name="ce86" table:number-columns-repeated="3"/>
          <table:table-cell table:style-name="ce40" table:number-columns-repeated="4"/>
          <table:table-cell table:number-columns-repeated="1016"/>
        </table:table-row>
        <table:table-row table:style-name="ro44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39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39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39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43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47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s de Requisitos X Módulos (Client, Front-End e Web-services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86"/>
          <table:table-cell table:style-name="ce40" table:number-columns-repeated="3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9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Cap. 2 e 3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Diagrama de Execução do GRE (Análise de Requisitos1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analise_requisitos1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analise_requisitos1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Análise de Requisitos2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analise_requisitos2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analise_requisitos2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Gerência de Mudanças1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DAR1-diagrama_gerencia_mudancas1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gerencia_mudancas1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Diagrama de Execução do GRE (Gerência de Mudanças2)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code.google.com/p/relprev-022013/source/browse/trunk/artefatos_de_processo/GRE/RELPREV-022013-GRE-DAR1-diagrama_gerencia_mudancas2.jpeg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DAR1-diagrama_gerencia_mudancas2.jpeg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. 2 e 3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4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que ações corretivas foram tomadas quando a execução do processo se desviou dos plan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relatorios_verificacao_requisitos_sprint3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Checklists%20Aplicados/RELPREV-022013-GQA-relatorios_verificacao_requisitos_sprint3.doc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Checklists%20Aplicados/RELPREV-022013-GQA-relatorios_verificacao_requisitos_sprint3.docx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relatorios_verificacao_requisitos_sprint4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Checklists+Aplicados/RELPREV-022013-GQA-relatorios_verificacao_requisitos_sprint4.docx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Checklists+Aplicados/RELPREV-022013-GQA-relatorios_verificacao_requisitos_sprint4.docx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ELPREV-022013-GQA-Qualidade_do_Processo_Controle_Nao_Conformidades_Ate_Sprint_6.odt</text:p>
          </table:table-cell>
          <table:table-cell table:style-name="ce86" table:number-columns-repeated="2"/>
          <table:table-cell table:style-name="ce92" office:value-type="string" calcext:value-type="string">
            <text:p><text:a xlink:href="https://code.google.com/p/relprev-022013/source/browse/trunk/artefatos_de_processo/GQA/Laudos+de+Conformidades/RELPREV-022013-GQA-Qualidade_do_Processo_Controle_Nao_Conformidades_Ate_Sprint_6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+de+Conformidades/RELPREV-022013-GQA-Qualidade_do_Processo_Controle_Nao_Conformidades_Ate_Sprint_6.odt</text:p>
          </table:table-cell>
          <table:table-cell table:number-columns-repeated="1015"/>
        </table:table-row>
        <table:table-row table:style-name="ro4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ilha de GRE contendo as Matrizes de Rastreabilidade e a planilha de Mudanças dos Requisito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RE/RELPREV-022013-GRE-Planilha_Gerencia_Requisitos.ods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RE/RELPREV-022013-GRE-Planilha_Gerencia_Requisitos.ods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s. 2, 3 e 5 do documento: Processo de Desenvolvimento de Software versão 1.0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Caps. 2,3 e 5 do documento: Processo de Desenvolvimento de Software versão 1.0 (Com as Políticas da FS do INF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Processo/RELPREV-022013-GPR-Processo_de_Desenvolvimento_de_Softwar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Processo/RELPREV-022013-GPR-Processo_de_Desenvolvimento_de_Software.pd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rganogramas das SPRINT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Recursos_Humanos/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Recursos_Humanos/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Cap. 5 do Plano de Gerenciamento de RH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Recursos_Humanos/RELPREV-022013-GPR-Plano_de_gerencia_de_recursos_humanos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Recursos_Humanos/RELPREV-022013-GPR-Plano_de_gerencia_de_recursos_humanos.odt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s Gerentes obtiveram treinamento em GRE através da Disciplina Requisitos de Software (2011 - 2 º Semestre)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ufgnet.ufg.br/cas/login?locale=pt_BR&amp;service=https%3A%2F%2Fufgnet.ufg.br%2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ufgnet.ufg.br/cas/login?locale=pt_BR&amp;service=https%3A%2F%2Fufgnet.ufg.br%2F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Plano de Gerência de Comunicação evidenciando a utilização do Redmine para a comunicação das tarefas e atividade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PR/Comunicacao/RELPREV-022013-GPR-Plano_de_gerencia_de_comunicaca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PR/Comunicacao/RELPREV-022013-GPR-Plano_de_gerencia_de_comunicacao.odt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Roadmap do projeto no Redmine contendo o planejamento e as atividades realizadas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://200.137.197.238/redmine/projects/relprev-022013-/roadmap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://200.137.197.238/redmine/projects/relprev-022013-/roadmap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Os resultados do processo foram revistos durante o Marco 1 do projeto e estabelecidos na baseline 1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ags/baseline_1.0/RELPREV-022013-GCO-Relatorio_Estabelecimento_Baselin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ags/baseline_1.0/RELPREV-022013-GCO-Relatorio_Estabelecimento_Baseline.pdf</text:p>
          </table:table-cell>
          <table:table-cell table:number-columns-repeated="1015"/>
        </table:table-row>
        <table:table-row table:style-name="ro43">
          <table:table-cell table:style-name="ce82" office:value-type="string" calcext:value-type="string">
            <text:p>Os resultados do processo foram revistos durante o Marco 2 do projeto e estabelecidos na baseline 2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ags/baseline_2.0/RELPREV-022013-GCO-Relatorio_Estabelecimento_Baseline.pdf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ags/baseline_2.0/RELPREV-022013-GCO-Relatorio_Estabelecimento_Baseline.pdf</text:p>
          </table:table-cell>
          <table:table-cell table:number-columns-repeated="1015"/>
        </table:table-row>
        <table:table-row table:style-name="ro44" table:number-rows-repeated="3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4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40" table:number-columns-repeated="4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43">
          <table:table-cell table:style-name="ce82" office:value-type="string" calcext:value-type="string">
            <text:p>RELPREV-022013-GQA-Laudo_de_Qualidade_do_Processo.odt</text:p>
          </table:table-cell>
          <table:table-cell table:style-name="ce86" table:number-columns-repeated="2"/>
          <table:table-cell table:style-name="ce86" office:value-type="string" calcext:value-type="string">
            <text:p><text:a xlink:href="https://code.google.com/p/relprev-022013/source/browse/trunk/artefatos_de_processo/GQA/Laudos%20de%20Conformidades/RELPREV-022013-GQA-Laudo_de_Qualidade_do_Processo.odt" xlink:type="simple">x</text:a></text:p>
          </table:table-cell>
          <table:table-cell table:style-name="ce86"/>
          <table:table-cell table:style-name="ce40" table:number-columns-repeated="3"/>
          <table:table-cell table:style-name="ce98" office:value-type="string" calcext:value-type="string">
            <text:p>https://code.google.com/p/relprev-022013/source/browse/trunk/artefatos_de_processo/GQA/Laudos%20de%20Conformidades/RELPREV-022013-GQA-Laudo_de_Qualidade_do_Processo.odt</text:p>
          </table:table-cell>
          <table:table-cell table:number-columns-repeated="1015"/>
        </table:table-row>
        <table:table-row table:style-name="ro44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6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3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3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1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48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9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3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6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8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47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44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44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9" table:number-rows-repeated="1048173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AQU" table:style-name="ta4">
        <office:forms form:automatic-focus="false" form:apply-design-mode="false"/>
        <table:table-column table:style-name="co3" table:default-cell-style-name="ce35"/>
        <table:table-column table:style-name="co4" table:default-cell-style-name="ce103"/>
        <table:table-column table:style-name="co5" table:number-columns-repeated="6" table:default-cell-style-name="ce35"/>
        <table:table-column table:style-name="co6" table:number-columns-repeated="2" table:default-cell-style-name="ce106"/>
        <table:table-column table:style-name="co6" table:number-columns-repeated="247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Aquisição</text:p>
          </table:table-cell>
          <table:table-cell table:style-name="ce36" table:number-columns-repeated="6"/>
          <table:table-cell table:style-name="ce75"/>
          <table:table-cell table:style-name="ce35" table:number-columns-repeated="2"/>
          <table:table-cell table:number-columns-repeated="1014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style-name="ce35" table:number-columns-repeated="2"/>
          <table:table-cell table:number-columns-repeated="1014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12" office:value-type="string" calcext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como parte do produto final ao cliente.)</text:span></text:p>
          </table:table-cell>
          <table:table-cell table:style-name="ce101"/>
          <table:table-cell table:style-name="ce90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2"> </text:span><text:span text:style-name="T1">foram especificadas: (i) as necessidades que motivam a aquisição? (ii) as metas desta aquisição? (iii) <text:s/>os critérios de aceitação dos produtos resultantes da aquisição? (iv) os tipos de aquisição (por exemplo, pacote, terceirização de serviço) e as estratégias a serem adot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3">
          <table:table-cell table:style-name="ce13" office:value-type="string" calcext:value-type="string">
            <text:p>AQU 2. Os critérios de seleção do fornecedor são estabelecidos e usados para avaliar os potenciais fornecedores. <text:s text:c="17"/></text:p>
            <text:p><text:span text:style-name="T1">As evidências apresentadas para este resultado permitem assegurar: (i) <text:s/>que os critérios de seleção do fornecedor foram definidos? (ii) que estes critérios foram usados para avaliar os potenciais fornecedore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99" office:value-type="string" calcext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de potenciais fornecedores? (ii) <text:s/>que a seleção baseou-se na avaliação das propostas e nos critérios de seleção de fornecedores previamente estabelecidos?</text:span></text:p>
          </table:table-cell>
          <table:table-cell table:style-name="ce102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99" office:value-type="string" calcext:value-type="string">
            <text:p>AQU 4. Um acordo <text:s/>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documentado entre o cliente e o fornecedor que expresse claramente as expectativas, as responsabilidades e as obrigações de ambas as partes? (ii) que, quando aplicável, este acordo foi revisto e refletiu mudanças ocorridas ao longo do temp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100" office:value-type="string" calcext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potenciais produtos candidat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7" table:number-columns-repeated="2"/>
          <table:table-cell table:style-name="ce109" table:number-columns-repeated="1014"/>
        </table:table-row>
        <table:table-row table:style-name="ro22">
          <table:table-cell table:style-name="ce100" office:value-type="string" calcext:value-type="string">
            <text:p>AQU 6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foram conduzidas? (ii) que, quando necessário, ações corretivas foram registradas e acompanhadas até a sua conclusão?</text:span></text:p>
          </table:table-cell>
          <table:table-cell table:style-name="ce87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22">
          <table:table-cell table:style-name="ce13" office:value-type="string" calcext:value-type="string">
            <text:p>AQU 7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critérios de aceitação e demais termos do acordo estabelecido, para, então, ser efetivamente aceito? (ii) que os resultados da avaliação para a aceitação foram documentados?</text:span></text:p>
          </table:table-cell>
          <table:table-cell table:style-name="ce87" table:number-columns-repeated="6"/>
          <table:table-cell table:style-name="ce102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16">
          <table:table-cell table:style-name="ce13" office:value-type="string" calcext:value-type="string">
            <text:p>AQU 8. O produto adquirido é incorporado ao projeto, caso pertinente. </text:p>
            <text:p><text:span text:style-name="T1">As evidências apresentadas para este resultado permitem assegurar que, caso pertinente, houve a incorporação do produto ao projeto? </text:span></text:p>
          </table:table-cell>
          <table:table-cell table:style-name="ce87"/>
          <table:table-cell table:style-name="ce104" table:number-columns-repeated="5"/>
          <table:table-cell table:style-name="ce102"/>
          <table:table-cell table:style-name="ce107" table:number-columns-repeated="2"/>
          <table:table-cell table:style-name="ce109"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7" table:number-columns-repeated="2"/>
          <table:table-cell table:style-name="ce109" table:number-columns-repeated="1014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91" table:number-columns-repeated="4"/>
          <table:table-cell table:style-name="ce93"/>
          <table:table-cell table:style-name="ce105"/>
          <table:table-cell table:style-name="ce107" table:number-columns-repeated="2"/>
          <table:table-cell table:style-name="ce109" table:number-columns-repeated="1014"/>
        </table:table-row>
        <table:table-row table:style-name="ro11">
          <table:table-cell table:style-name="ce18"/>
          <table:table-cell table:style-name="ce43" table:number-columns-repeated="7"/>
          <table:table-cell table:style-name="ce35" table:number-columns-repeated="2"/>
          <table:table-cell table:number-columns-repeated="1014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2"/>
          <table:table-cell table:number-columns-repeated="1014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2"/>
          <table:table-cell table:number-columns-repeated="1014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2"/>
          <table:table-cell table:number-columns-repeated="1014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2"/>
          <table:table-cell table:number-columns-repeated="1014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CO" table:style-name="ta21">
        <office:forms form:automatic-focus="false" form:apply-design-mode="false"/>
        <table:table-column table:style-name="co3" table:default-cell-style-name="ce223"/>
        <table:table-column table:style-name="co4" table:default-cell-style-name="ce223"/>
        <table:table-column table:style-name="co5" table:default-cell-style-name="ce223"/>
        <table:table-column table:style-name="co9" table:default-cell-style-name="ce223"/>
        <table:table-column table:style-name="co5" table:number-columns-repeated="3" table:default-cell-style-name="ce223"/>
        <table:table-column table:style-name="co5" table:default-cell-style-name="ce278"/>
        <table:table-column table:style-name="co10" table:default-cell-style-name="ce280"/>
        <table:table-column table:style-name="co6" table:number-columns-repeated="248" table:default-cell-style-name="ce223"/>
        <table:table-column table:style-name="co6" table:number-columns-repeated="767" table:default-cell-style-name="Default"/>
        <table:table-row table:style-name="ro10">
          <table:table-cell table:style-name="ce197" office:value-type="string" calcext:value-type="string">
            <text:p>Gerência de Configuração</text:p>
          </table:table-cell>
          <table:table-cell table:style-name="ce224" table:number-columns-repeated="6"/>
          <table:table-cell table:style-name="ce268"/>
          <table:table-cell table:style-name="ce279"/>
          <table:table-cell table:number-columns-repeated="1015"/>
        </table:table-row>
        <table:table-row table:style-name="ro39">
          <table:table-cell table:style-name="ce198" office:value-type="string" calcext:value-type="string">
            <text:p>PREENCHIDO PELA EMPRESA</text:p>
          </table:table-cell>
          <table:table-cell table:style-name="ce225"/>
          <table:table-cell table:style-name="ce246" table:number-columns-repeated="5"/>
          <table:table-cell table:style-name="ce269"/>
          <table:table-cell table:style-name="ce279"/>
          <table:table-cell table:number-columns-repeated="1015"/>
        </table:table-row>
        <table:table-row table:style-name="ro68">
          <table:table-cell table:style-name="ce199" office:value-type="string" calcext:value-type="string">
            <text:p>Resultado esperado / evidências</text:p>
          </table:table-cell>
          <table:table-cell table:style-name="ce226" office:value-type="string" calcext:value-type="string">
            <text:p>Fonte da evidência</text:p>
          </table:table-cell>
          <table:table-cell table:style-name="ce247" office:value-type="string" calcext:value-type="string">
            <text:p>ORG</text:p>
          </table:table-cell>
          <table:table-cell table:style-name="ce247" office:value-type="string" calcext:value-type="string">
            <text:p>RELPREV</text:p>
          </table:table-cell>
          <table:table-cell table:style-name="ce247" office:value-type="string" calcext:value-type="string">
            <text:p>Projeto 2</text:p>
          </table:table-cell>
          <table:table-cell table:style-name="ce247" office:value-type="string" calcext:value-type="string">
            <text:p>Projeto 3</text:p>
          </table:table-cell>
          <table:table-cell table:style-name="ce247" office:value-type="string" calcext:value-type="string">
            <text:p>Projeto 4</text:p>
          </table:table-cell>
          <table:table-cell table:style-name="ce270" office:value-type="string" calcext:value-type="string">
            <text:p>Final</text:p>
          </table:table-cell>
          <table:table-cell table:style-name="ce270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200" office:value-type="string" calcext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227"/>
          <table:table-cell table:style-name="ce248" table:number-columns-repeated="4"/>
          <table:table-cell table:style-name="ce259"/>
          <table:table-cell table:style-name="ce271"/>
          <table:table-cell table:number-columns-repeated="1016"/>
        </table:table-row>
        <table:table-row table:style-name="ro47">
          <table:table-cell table:style-name="ce201" office:value-type="string" calcext:value-type="string">
            <text:p>GCO 1. Um Sistema de Gerência de Configuração é estabelecido e mantido.</text:p>
            <text:p><text:span text:style-name="T1">As evidências apresentadas para este resultado permitem assegurar: (i) que foi estabelecido um sistema de gerência de configuração? (ii) que o sistema de gerência de configuração foi mantido ao longo do tempo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81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2. Os itens de configuração são identificados com base em critérios estabelecidos.</text:p>
            <text:p><text:span text:style-name="T1">As evidências apresentadas para este resultado permitem assegurar que os itens que devem estar sob gerência de configuração foram identificados a partir de critérios estabelecidos, bem como se foram definidos o nível de controle desejado para cada item e o momento de aplicá-lo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Lista_itens_controlados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Lista_itens_controlados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Lista_itens_controlados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01" office:value-type="string" calcext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formal foram colocados sob </text:span><text:span text:style-name="T12">baseline</text:span><text:span text:style-name="T6">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30" table:number-columns-repeated="2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4. A situação dos itens de configuração e das baselines é registrada ao longo do tempo e disponibilizada.</text:p>
            <text:p><text:span text:style-name="T1">As evidências apresentadas para este resultado permitem assegurar que: (i) existe registro da situação dos itens de configuração? ; (ii) existe um histórico de sua evolução ao longo do tempo, possibilitando identificar a versão de cada item? (iii) é possível identificar, diferenciar e recuperar o conteúdo das baselines geradas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CO-Relatorio_de_estado_configuracao_3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de_estado_configuracao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de_estado_configuracao_3.0.odt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01" office:value-type="string" calcext:value-type="string">
            <text:p>GCO 5. Modificações em itens de configuração são controladas.</text:p>
            <text:p><text:span text:style-name="T1">As evidências apresentadas para este resultado permitem assegurar: (i) que as solicitações de mudança foram registradas, analisadas quanto ao impacto gerado, acompanhadas até a sua conclusão e disponibilizadas? (ii) que existiu controle das solicitações de mudança atendidas e disponibilizadas nas </text:span><text:span text:style-name="T8">baselines</text:span><text:span text:style-name="T1">?</text:span><text:span text:style-name="T8"> </text:span><text:span text:style-name="T1">(iii) que a liberação de itens a serem modificados e a incorporação das versões modificadas destes itens foram controladas+A61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style-name="ce283" table:number-columns-repeated="1015"/>
        </table:table-row>
        <table:table-row table:style-name="ro44">
          <table:table-cell table:style-name="ce205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01" office:value-type="string" calcext:value-type="string">
            <text:p>GCO 6. O armazenamento, o manuseio e a liberação de itens de configuração e baselines são controlados.</text:p>
            <text:p><text:span text:style-name="T1">As evidências apresentadas para este resultado permitem assegurar: (i) que os itens de configuração e as </text:span><text:span text:style-name="T8">baselines</text:span><text:span text:style-name="T1"> foram armazenados no sistema e disponibilizados para os interessados, conforme as permissões de acesso e manuseio estabelecidas? (ii) que as liberações de itens de configuração e </text:span><text:span text:style-name="T8">baselines</text:span><text:span text:style-name="T1"> foram realizadas de maneira controlada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CO-Relatorio_Estabelecimento_Baseline_3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Relatorio_Estabelecimento_Baseline_3.0.odt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s://code.google.com/p/relprev-022013/source/browse/trunk/artefatos_de_processo/GCO/RELPREV-022013-GCO-Relatorio_Estabelecimento_Baseline_3.0.odt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01" office:value-type="string" calcext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configuração conforme planejado? (ii) que as auditorias avaliaram se as </text:span><text:span text:style-name="T12">baselines</text:span><text:span text:style-name="T6"> e os itens de configuração estavam íntegros, completos, corretos e consistentes?</text:span></text:p>
          </table:table-cell>
          <table:table-cell table:style-name="ce228" table:number-columns-repeated="5"/>
          <table:table-cell table:style-name="ce260"/>
          <table:table-cell table:style-name="ce272"/>
          <table:table-cell table:number-columns-repeated="1016"/>
        </table:table-row>
        <table:table-row table:style-name="ro43">
          <table:table-cell table:style-name="ce202" office:value-type="string" calcext:value-type="string">
            <text:p>ref #344 Realizar auditoria de baseline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Default" office:value-type="string" calcext:value-type="string">
            <text:p><text:a xlink:href="http://projetos.fabrica.inf.ufg.br/redmine/issues/344" xlink:type="simple">x</text:a></text:p>
          </table:table-cell>
          <table:table-cell table:style-name="ce229"/>
          <table:table-cell table:style-name="ce230"/>
          <table:table-cell table:style-name="ce261"/>
          <table:table-cell table:style-name="ce273"/>
          <table:table-cell table:style-name="ce229" office:value-type="string" calcext:value-type="string">
            <text:p>http://projetos.fabrica.inf.ufg.br/redmine/issues/344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5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3"/>
          <table:table-cell table:style-name="ce230" table:number-columns-repeated="5"/>
          <table:table-cell table:style-name="ce261"/>
          <table:table-cell table:style-name="ce273"/>
          <table:table-cell table:style-name="ce282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9">
          <table:table-cell table:style-name="ce206"/>
          <table:table-cell table:style-name="ce232" table:number-columns-repeated="7"/>
          <table:table-cell table:style-name="ce279"/>
          <table:table-cell table:number-columns-repeated="1015"/>
        </table:table-row>
        <table:table-row table:style-name="ro39">
          <table:table-cell table:style-name="ce207" office:value-type="string" calcext:value-type="string">
            <text:p>Atributos de Processo</text:p>
          </table:table-cell>
          <table:table-cell table:style-name="ce233" table:number-columns-repeated="5"/>
          <table:table-cell table:style-name="ce263"/>
          <table:table-cell table:style-name="ce275"/>
          <table:table-cell table:style-name="ce279"/>
          <table:table-cell table:number-columns-repeated="1015"/>
        </table:table-row>
        <table:table-row table:style-name="ro39">
          <table:table-cell table:style-name="ce208" office:value-type="string" calcext:value-type="string">
            <text:p>Resultado esperado / evidências</text:p>
          </table:table-cell>
          <table:table-cell table:style-name="ce234"/>
          <table:table-cell table:style-name="ce250" table:number-columns-repeated="4"/>
          <table:table-cell table:style-name="ce264"/>
          <table:table-cell table:style-name="ce276"/>
          <table:table-cell table:style-name="ce279"/>
          <table:table-cell table:number-columns-repeated="1015"/>
        </table:table-row>
        <table:table-row table:style-name="ro43">
          <table:table-cell table:style-name="ce209" office:value-type="string" calcext:value-type="string">
            <text:p>AP 1.1 O processo é executado</text:p>
          </table:table-cell>
          <table:table-cell table:style-name="ce235"/>
          <table:table-cell table:style-name="ce251" table:number-columns-repeated="4"/>
          <table:table-cell table:style-name="ce265" table:number-columns-repeated="2"/>
          <table:table-cell table:style-name="ce279"/>
          <table:table-cell table:number-columns-repeated="1015"/>
        </table:table-row>
        <table:table-row table:style-name="ro47">
          <table:table-cell table:style-name="ce210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36"/>
          <table:table-cell table:style-name="ce252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9">
          <table:table-cell table:style-name="ce211" office:value-type="string" calcext:value-type="string">
            <text:p>AP 2.1 O processo é gerenciado</text:p>
          </table:table-cell>
          <table:table-cell table:style-name="ce237"/>
          <table:table-cell table:style-name="ce253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38"/>
          <table:table-cell table:style-name="ce254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2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239"/>
          <table:table-cell table:style-name="ce240" table:number-columns-repeated="4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117 Não conformidades GC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://projetos.fabrica.inf.ufg.br/redmine/issues/117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117</text:p>
          </table:table-cell>
          <table:table-cell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Default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</text:p>
          </table:table-cell>
          <table:table-cell table:style-name="ce229" table:number-columns-repeated="3"/>
          <table:table-cell table:style-name="ce230" table:number-columns-repeated="4"/>
          <table:table-cell table:style-name="ce279"/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30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1">
          <table:table-cell table:style-name="ce212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90 Criar Baseline 1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90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90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310 Criar Baseline 2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310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310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311 Elaborar Relatório de estado da configuração 2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311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311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91 <text:s/>Elaborar Relatório de Estado da Configuração 1.0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91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91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ref #216 Relatório estado da configuraçã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issues/216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://projetos.fabrica.inf.ufg.br/redmine/issues/216</text:p>
          </table:table-cell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2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29"/>
          <table:table-cell table:style-name="ce230" table:number-columns-repeated="3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2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2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40" table:number-columns-repeated="5"/>
          <table:table-cell table:style-name="ce266" table:number-columns-repeated="2"/>
          <table:table-cell table:style-name="ce279"/>
          <table:table-cell table:number-columns-repeated="1015"/>
        </table:table-row>
        <table:table-row table:style-name="ro43">
          <table:table-cell table:style-name="ce202" office:value-type="string" calcext:value-type="string">
            <text:p>RELPREV-022013-GCO-Plano_de_gerencia_configuracao_1.0.odt 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s://code.google.com/p/relprev-022013/source/browse/trunk/artefatos_de_processo/GCO/RELPREV-022013-GCO-Plano_de_gerencia_configuracao_1.0.odt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s://code.google.com/p/relprev-022013/source/browse/trunk/artefatos_de_processo/GCO/RELPREV-022013-GCO-Plano_de_gerencia_configuracao_1.0.odt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Tarefas de configuração</text:p>
          </table:table-cell>
          <table:table-cell table:style-name="ce229" office:value-type="string" calcext:value-type="string">
            <text:p>GCO</text:p>
          </table:table-cell>
          <table:table-cell table:style-name="ce229"/>
          <table:table-cell table:style-name="ce258" office:value-type="string" calcext:value-type="string">
            <text:p><text:a xlink:href="http://projetos.fabrica.inf.ufg.br/redmine/projects/relprev-022013-/issues?set_filter=1&amp;subproject_id=!*&amp;tracker_id=5" xlink:type="simple">x</text:a></text:p>
          </table:table-cell>
          <table:table-cell table:style-name="ce230" table:number-columns-repeated="4"/>
          <table:table-cell table:style-name="ce229" office:value-type="string" calcext:value-type="string">
            <text:p>http://projetos.fabrica.inf.ufg.br/redmine/projects/relprev-022013-/issues?set_filter=1&amp;subproject_id=%21%2A&amp;tracker_id=5</text:p>
          </table:table-cell>
          <table:table-cell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3" office:value-type="string" calcext:value-type="string">
            <text:p>AP 2.2 Os produtos de trabalho do processo são gerenciados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4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2">
          <table:table-cell table:style-name="ce214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41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5" office:value-type="string" calcext:value-type="string">
            <text:p>AP 3.1. O processo é definido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16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5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5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5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7" office:value-type="string" calcext:value-type="string">
            <text:p>AP 3.2 O processo está implementado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6">
          <table:table-cell table:style-name="ce215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3">
          <table:table-cell table:style-name="ce215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5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42"/>
          <table:table-cell table:style-name="ce255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8" office:value-type="string" calcext:value-type="string">
            <text:p>AP 4.1 O processo é medido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34">
          <table:table-cell table:style-name="ce219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5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9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19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19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4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1">
          <table:table-cell table:style-name="ce220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31"/>
          <table:table-cell table:style-name="ce257" table:number-columns-repeated="4"/>
          <table:table-cell table:style-name="ce267"/>
          <table:table-cell table:style-name="ce277"/>
          <table:table-cell table:style-name="ce279"/>
          <table:table-cell table:number-columns-repeated="1015"/>
        </table:table-row>
        <table:table-row table:style-name="ro48">
          <table:table-cell table:style-name="ce219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9">
          <table:table-cell table:style-name="ce219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5">
          <table:table-cell table:style-name="ce219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18" office:value-type="string" calcext:value-type="string">
            <text:p>AP 4.2 O processo é controlado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19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19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243"/>
          <table:table-cell table:style-name="ce256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21" office:value-type="string" calcext:value-type="string">
            <text:p>AP 5.1 O processo é objeto de melhorias incrementais e inovações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36">
          <table:table-cell table:style-name="ce222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7">
          <table:table-cell table:style-name="ce222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38">
          <table:table-cell table:style-name="ce222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3">
          <table:table-cell table:style-name="ce221" office:value-type="string" calcext:value-type="string">
            <text:p>AP 5.2 O processo é otimizado continuamente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2">
          <table:table-cell table:style-name="ce222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6">
          <table:table-cell table:style-name="ce222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245"/>
          <table:table-cell table:style-name="ce244" table:number-columns-repeated="6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8">
          <table:table-cell table:style-name="ce222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7">
          <table:table-cell table:style-name="ce222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44" table:number-columns-repeated="7"/>
          <table:table-cell table:style-name="ce279"/>
          <table:table-cell table:number-columns-repeated="1015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style-name="ce279"/>
          <table:table-cell table:number-columns-repeated="1015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79"/>
          <table:table-cell table:number-columns-repeated="1015"/>
        </table:table-row>
        <table:table-row table:style-name="ro44" table:number-rows-repeated="1048173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GQA" table:style-name="ta22">
        <office:forms form:automatic-focus="false" form:apply-design-mode="false"/>
        <table:table-column table:style-name="co3" table:default-cell-style-name="ce223"/>
        <table:table-column table:style-name="co4" table:default-cell-style-name="ce223"/>
        <table:table-column table:style-name="co5" table:number-columns-repeated="6" table:default-cell-style-name="ce223"/>
        <table:table-column table:style-name="co11" table:default-cell-style-name="ce279"/>
        <table:table-column table:style-name="co6" table:number-columns-repeated="248" table:default-cell-style-name="ce223"/>
        <table:table-column table:style-name="co6" table:number-columns-repeated="767" table:default-cell-style-name="Default"/>
        <table:table-row table:style-name="ro10">
          <table:table-cell table:style-name="ce197" office:value-type="string" calcext:value-type="string">
            <text:p>Garantia da Qualidade</text:p>
          </table:table-cell>
          <table:table-cell table:style-name="ce224" table:number-columns-repeated="6"/>
          <table:table-cell table:style-name="ce268"/>
          <table:table-cell table:number-columns-repeated="1016"/>
        </table:table-row>
        <table:table-row table:style-name="ro39">
          <table:table-cell table:style-name="ce198" office:value-type="string" calcext:value-type="string">
            <text:p>PREENCHIDO PELA EMPRESA</text:p>
          </table:table-cell>
          <table:table-cell table:style-name="ce225"/>
          <table:table-cell table:style-name="ce246" table:number-columns-repeated="5"/>
          <table:table-cell table:style-name="ce269"/>
          <table:table-cell table:number-columns-repeated="1016"/>
        </table:table-row>
        <table:table-row table:style-name="ro69">
          <table:table-cell table:style-name="ce199" office:value-type="string" calcext:value-type="string">
            <text:p>Resultado esperado / evidências</text:p>
          </table:table-cell>
          <table:table-cell table:style-name="ce226" office:value-type="string" calcext:value-type="string">
            <text:p>Fonte da evidência</text:p>
          </table:table-cell>
          <table:table-cell table:style-name="ce247" office:value-type="string" calcext:value-type="string">
            <text:p>ORG</text:p>
          </table:table-cell>
          <table:table-cell table:style-name="ce247" office:value-type="string" calcext:value-type="string">
            <text:p>RELPREV</text:p>
          </table:table-cell>
          <table:table-cell table:style-name="ce247" office:value-type="string" calcext:value-type="string">
            <text:p>Projeto 2</text:p>
          </table:table-cell>
          <table:table-cell table:style-name="ce247" office:value-type="string" calcext:value-type="string">
            <text:p>Projeto 3</text:p>
          </table:table-cell>
          <table:table-cell table:style-name="ce247" office:value-type="string" calcext:value-type="string">
            <text:p>Projeto 4</text:p>
          </table:table-cell>
          <table:table-cell table:style-name="ce270" office:value-type="string" calcext:value-type="string">
            <text:p>Final</text:p>
          </table:table-cell>
          <table:table-cell table:style-name="ce297" office:value-type="string" calcext:value-type="string">
            <text:p>Link</text:p>
          </table:table-cell>
          <table:table-cell table:number-columns-repeated="1015"/>
        </table:table-row>
        <table:table-row table:style-name="ro41">
          <table:table-cell table:style-name="ce200" office:value-type="string" calcext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289"/>
          <table:table-cell table:style-name="ce248" table:number-columns-repeated="6"/>
          <table:table-cell table:number-columns-repeated="1016"/>
        </table:table-row>
        <table:table-row table:style-name="ro70">
          <table:table-cell table:style-name="ce201" office:value-type="string" calcext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produtos de trabalho gerados em relação a padrões, procedimentos e requisitos aplicáveis, antes dos produtos serem entregues e nos marcos definidos para o projeto? Obs: avaliações objetivas são realizadas por um grupo que não esteve envolvido diretamente na elaboração desses produtos de trabalho com base em critérios que minimizem a subjetividade e o viés do revisor.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QA-Laudo_de_Qualidade_do_Process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29"/>
          <table:table-cell table:style-name="ce230" table:number-columns-repeated="3"/>
          <table:table-cell table:style-name="ce298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QA-Laudo_de_Qualidade_do_Produt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duto.odt" xlink:type="simple">x</text:a></text:p>
          </table:table-cell>
          <table:table-cell table:style-name="ce229"/>
          <table:table-cell table:style-name="ce230" table:number-columns-repeated="3"/>
          <table:table-cell table:style-name="ce298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283" table:number-columns-repeated="1015"/>
        </table:table-row>
        <table:table-row table:style-name="ro43">
          <table:table-cell table:style-name="ce284" office:value-type="string" calcext:value-type="string">
            <text:p>RELPREV-022013-VER-Relatorio_de_Verificacao_dos_Artefatos.odt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229"/>
          <table:table-cell table:style-name="ce230"/>
          <table:table-cell table:style-name="ce294" table:number-columns-repeated="2"/>
          <table:table-cell table:style-name="ce298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283" table:number-columns-repeated="1015"/>
        </table:table-row>
        <table:table-row table:style-name="ro43">
          <table:table-cell table:style-name="ce284" office:value-type="string" calcext:value-type="string">
            <text:p>RELPREV-022013-VER-Relatorio_Sumario_Inspecao.jpg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relprev-022013.googlecode.com/svn/trunk/artefatos_de_processo/VER/registro_Verificação/RELPREV-022013-VER-Relatorio_de_Verificacao_dos_Artefatos.odt" xlink:type="simple">x</text:a></text:p>
          </table:table-cell>
          <table:table-cell table:style-name="ce229"/>
          <table:table-cell table:style-name="ce230"/>
          <table:table-cell table:style-name="ce294" table:number-columns-repeated="2"/>
          <table:table-cell table:style-name="ce298" office:value-type="string" calcext:value-type="string">
            <text:p>http://relprev-022013.googlecode.com/svn/trunk/artefatos_de_processo/VER/registro_Verifica%C3%A7%C3%A3o/RELPREV-022013-VER-Relatorio_de_Verificacao_dos_Artefatos.odt</text:p>
          </table:table-cell>
          <table:table-cell table:style-name="ce283" table:number-columns-repeated="1015"/>
        </table:table-row>
        <table:table-row table:style-name="ro44">
          <table:table-cell table:style-name="ce285"/>
          <table:table-cell table:style-name="ce230" table:number-columns-repeated="5"/>
          <table:table-cell table:style-name="ce294" table:number-columns-repeated="2"/>
          <table:table-cell table:style-name="ce299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80"/>
          <table:table-cell table:number-columns-repeated="1015"/>
        </table:table-row>
        <table:table-row table:style-name="ro71">
          <table:table-cell table:style-name="ce201" office:value-type="string" calcext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processos executados em relação a descrições de processo, padrões e procedimentos, ao longo do ciclo de vida? Obs: avaliações objetivas são realizadas por um grupo que não esteve envolvido diretamente na execução destas atividades com base em critérios que minimizem a subjetividade e o viés do revisor.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RELPREV-022013-GQA-Laudo_de_Qualidade_do_Process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s://relprev-022013.googlecode.com/svn/trunk/artefatos_de_processo/GQA/Laudos%20de%20Conformidades/RELPREV-022013-GQA-Laudo_de_Qualidade_do_Processo.odt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RELPREV-022013-GQA-Laudo_de_Qualidade_do_Produto.odt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s://relprev-022013.googlecode.com/svn/trunk/artefatos_de_processo/GQA/Laudos de Conformidades/RELPREV-022013-GQA-Laudo_de_Qualidade_do_Produto.odt" xlink:type="simple">x</text:a></text:p>
          </table:table-cell>
          <table:table-cell table:style-name="ce230" table:number-columns-repeated="4"/>
          <table:table-cell table:style-name="ce300" office:value-type="string" calcext:value-type="string">
            <text:p>https://relprev-022013.googlecode.com/svn/trunk/artefatos_de_processo/GQA/Laudos%20de%20Conformidades/RELPREV-022013-GQA-Laudo_de_Qualidade_do_Produto.odt</text:p>
          </table:table-cell>
          <table:table-cell table:style-name="ce283" table:number-columns-repeated="1015"/>
        </table:table-row>
        <table:table-row table:style-name="ro44" table:number-rows-repeated="3">
          <table:table-cell table:style-name="ce203"/>
          <table:table-cell table:style-name="ce230" table:number-columns-repeated="7"/>
          <table:table-cell table:style-name="ce299"/>
          <table:table-cell table:style-name="ce283" table:number-columns-repeated="1015"/>
        </table:table-row>
        <table:table-row table:style-name="ro44">
          <table:table-cell table:style-name="ce204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style-name="ce280"/>
          <table:table-cell table:number-columns-repeated="1015"/>
        </table:table-row>
        <table:table-row table:style-name="ro47">
          <table:table-cell table:style-name="ce201" office:value-type="string" calcext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os problemas e das não-conformidades identificadas nas avaliações e que estes são comunicados aos responsáveis pelos produtos/processos aplicáveis?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Defeito #86 - Corrigir Inconformidades no Documento de Requisitos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6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6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Verificação/Validação #87 - Verificação do Plano de Gerência de Configuração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7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7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Tratamento de não conformidades até Sprint 5 #133 (Redmine)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133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133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Verificação/Validação #88 - Verificação do Plano de Medição <text:s/>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8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88</text:p>
          </table:table-cell>
          <table:table-cell table:style-name="ce283" table:number-columns-repeated="1015"/>
        </table:table-row>
        <table:table-row table:style-name="ro43">
          <table:table-cell table:style-name="ce286" office:value-type="string" calcext:value-type="string">
            <text:p>Defeito #304: Corrigir não conformidade Teste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3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3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Defeito #303: Corrigir mediçã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4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4</text:p>
          </table:table-cell>
          <table:table-cell table:style-name="ce283" table:number-columns-repeated="1015"/>
        </table:table-row>
        <table:table-row table:style-name="ro43">
          <table:table-cell table:style-name="ce202" office:value-type="string" calcext:value-type="string">
            <text:p>Defeito #305: Corrigir não conformidade requisit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5" xlink:type="simple">x</text:a></text:p>
          </table:table-cell>
          <table:table-cell table:style-name="ce230" table:number-columns-repeated="4"/>
          <table:table-cell table:style-name="ce298" office:value-type="string" calcext:value-type="string">
            <text:p>http://projetos.fabrica.inf.ufg.br/redmine/issues/305</text:p>
          </table:table-cell>
          <table:table-cell table:style-name="ce283" table:number-columns-repeated="1015"/>
        </table:table-row>
        <table:table-row table:style-name="ro43">
          <table:table-cell table:style-name="ce287" office:value-type="string" calcext:value-type="string">
            <text:p>Defeito # 299 e #300: Atualizar documento de arquitetura (Redmine)</text:p>
          </table:table-cell>
          <table:table-cell table:style-name="ce291" office:value-type="string" calcext:value-type="string">
            <text:p>VAL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64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64</text:p>
          </table:table-cell>
          <table:table-cell table:style-name="ce283" table:number-columns-repeated="1015"/>
        </table:table-row>
        <table:table-row table:style-name="ro43">
          <table:table-cell table:style-name="ce287" office:value-type="string" calcext:value-type="string">
            <text:p>Defeito #292: Não conformidades no Plano de Qualidade (Redmine)</text:p>
          </table:table-cell>
          <table:table-cell table:style-name="ce291" office:value-type="string" calcext:value-type="string">
            <text:p>VER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92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6 Alterar o Processo Padrão (Redmine)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6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7 Disponibilizar Documento de Custos do Projeto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7" xlink:type="simple">x</text:a></text:p>
          </table:table-cell>
          <table:table-cell table:style-name="ce230" table:number-columns-repeated="4"/>
          <table:table-cell table:style-name="ce301" office:value-type="string" calcext:value-type="string">
            <text:p>http://projetos.fabrica.inf.ufg.br/redmine/issues/277</text:p>
          </table:table-cell>
          <table:table-cell table:style-name="ce283" table:number-columns-repeated="1015"/>
        </table:table-row>
        <table:table-row table:style-name="ro44" table:number-rows-repeated="4">
          <table:table-cell table:style-name="ce203"/>
          <table:table-cell table:style-name="ce230" table:number-columns-repeated="7"/>
          <table:table-cell table:style-name="ce299"/>
          <table:table-cell table:style-name="ce283" table:number-columns-repeated="1015"/>
        </table:table-row>
        <table:table-row table:style-name="ro44">
          <table:table-cell table:style-name="ce288"/>
          <table:table-cell table:style-name="ce292" office:value-type="string" calcext:value-type="string">
            <text:p>(T,L,P,N,NA)</text:p>
          </table:table-cell>
          <table:table-cell table:style-name="ce293" table:number-columns-repeated="4"/>
          <table:table-cell table:style-name="ce295"/>
          <table:table-cell table:style-name="ce296"/>
          <table:table-cell table:style-name="ce280"/>
          <table:table-cell table:number-columns-repeated="1015"/>
        </table:table-row>
        <table:table-row table:style-name="ro49">
          <table:table-cell table:style-name="ce201" office:value-type="string" calcext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13">As evidências apresentadas para este resultado permitem assegurar: (i) que foram definidas ações corretivas para as não-conformidades e que elas foram acompanhadas até a sua conclusão? (ii) que, quando necessário, as não-conformidades não resolvidas foram escalonadas para níveis superiores visando a efetivação das ações corretivas, conforme mecanismo estabelecido? </text:span></text:p>
          </table:table-cell>
          <table:table-cell table:style-name="ce290"/>
          <table:table-cell table:style-name="ce228" table:number-columns-repeated="6"/>
          <table:table-cell table:number-columns-repeated="1016"/>
        </table:table-row>
        <table:table-row table:style-name="ro43">
          <table:table-cell table:style-name="ce202" office:value-type="string" calcext:value-type="string">
            <text:p>Defeito #86 - Corrigir Inconformidades no Documento de Requisitos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6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6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Verificação/Validação #87 - Verificação do Plano de Gerência de Configuração 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7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7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Tratamento de não conformidades até Sprint 5 #133 (Redmine)</text:p>
          </table:table-cell>
          <table:table-cell table:style-name="ce229" office:value-type="string" calcext:value-type="string">
            <text:p>GQA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133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133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Verificação/Validação #88 - Verificação do Plano de Medição <text:s/>(Redmine)</text:p>
          </table:table-cell>
          <table:table-cell table:style-name="ce229" office:value-type="string" calcext:value-type="string">
            <text:p>VER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88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88</text:p>
          </table:table-cell>
          <table:table-cell table:number-columns-repeated="1015"/>
        </table:table-row>
        <table:table-row table:style-name="ro43">
          <table:table-cell table:style-name="ce286" office:value-type="string" calcext:value-type="string">
            <text:p>Defeito #304: Corrigir não conformidade Teste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3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3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Defeito #303: Corrigir mediçã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4" xlink:type="simple">x</text:a></text:p>
          </table:table-cell>
          <table:table-cell table:style-name="ce229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4</text:p>
          </table:table-cell>
          <table:table-cell table:number-columns-repeated="1015"/>
        </table:table-row>
        <table:table-row table:style-name="ro43">
          <table:table-cell table:style-name="ce202" office:value-type="string" calcext:value-type="string">
            <text:p>Defeito #305: Corrigir não conformidade requisito (Redmine)</text:p>
          </table:table-cell>
          <table:table-cell table:style-name="ce229" office:value-type="string" calcext:value-type="string">
            <text:p>VAL</text:p>
          </table:table-cell>
          <table:table-cell table:style-name="ce229"/>
          <table:table-cell table:style-name="ce229" office:value-type="string" calcext:value-type="string">
            <text:p><text:a xlink:href="http://projetos.fabrica.inf.ufg.br/redmine/issues/305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298" office:value-type="string" calcext:value-type="string">
            <text:p>http://projetos.fabrica.inf.ufg.br/redmine/issues/305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Defeito # 299 e #300: Atualizar documento de arquitetura (Redmine)</text:p>
          </table:table-cell>
          <table:table-cell table:style-name="ce291" office:value-type="string" calcext:value-type="string">
            <text:p>VAL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64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64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Defeito #292: Não conformidades no Plano de Qualidade (Redmine)</text:p>
          </table:table-cell>
          <table:table-cell table:style-name="ce291" office:value-type="string" calcext:value-type="string">
            <text:p>VER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92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92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6 Alterar o Processo Padrão (Redmine)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6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76</text:p>
          </table:table-cell>
          <table:table-cell table:number-columns-repeated="1015"/>
        </table:table-row>
        <table:table-row table:style-name="ro43">
          <table:table-cell table:style-name="ce287" office:value-type="string" calcext:value-type="string">
            <text:p>#277 Disponibilizar Documento de Custos do Projeto</text:p>
          </table:table-cell>
          <table:table-cell table:style-name="ce291" office:value-type="string" calcext:value-type="string">
            <text:p>GQA</text:p>
          </table:table-cell>
          <table:table-cell table:style-name="ce291"/>
          <table:table-cell table:style-name="ce291" office:value-type="string" calcext:value-type="string">
            <text:p><text:a xlink:href="http://projetos.fabrica.inf.ufg.br/redmine/issues/277" xlink:type="simple">x</text:a></text:p>
          </table:table-cell>
          <table:table-cell table:style-name="ce291" table:number-columns-repeated="2"/>
          <table:table-cell table:style-name="ce230" table:number-columns-repeated="2"/>
          <table:table-cell table:style-name="ce301" office:value-type="string" calcext:value-type="string">
            <text:p>http://projetos.fabrica.inf.ufg.br/redmine/issues/277</text:p>
          </table:table-cell>
          <table:table-cell table:number-columns-repeated="1015"/>
        </table:table-row>
        <table:table-row table:style-name="ro44">
          <table:table-cell table:style-name="ce203"/>
          <table:table-cell table:style-name="ce292" office:value-type="string" calcext:value-type="string">
            <text:p>(T,L,P,N,NA)</text:p>
          </table:table-cell>
          <table:table-cell table:style-name="ce293" table:number-columns-repeated="4"/>
          <table:table-cell table:style-name="ce295"/>
          <table:table-cell table:style-name="ce296"/>
          <table:table-cell table:number-columns-repeated="1016"/>
        </table:table-row>
        <table:table-row table:style-name="ro39">
          <table:table-cell table:style-name="ce207" office:value-type="string" calcext:value-type="string">
            <text:p>Atributos de Processo</text:p>
          </table:table-cell>
          <table:table-cell table:style-name="ce233" table:number-columns-repeated="5"/>
          <table:table-cell table:style-name="ce263"/>
          <table:table-cell table:style-name="ce275"/>
          <table:table-cell table:number-columns-repeated="1016"/>
        </table:table-row>
        <table:table-row table:style-name="ro39">
          <table:table-cell table:style-name="ce208" office:value-type="string" calcext:value-type="string">
            <text:p>Resultado esperado / evidências</text:p>
          </table:table-cell>
          <table:table-cell table:style-name="ce234"/>
          <table:table-cell table:style-name="ce250" table:number-columns-repeated="4"/>
          <table:table-cell table:style-name="ce264"/>
          <table:table-cell table:style-name="ce276"/>
          <table:table-cell table:number-columns-repeated="1016"/>
        </table:table-row>
        <table:table-row table:style-name="ro43">
          <table:table-cell table:style-name="ce209" office:value-type="string" calcext:value-type="string">
            <text:p>AP 1.1 O processo é executado</text:p>
          </table:table-cell>
          <table:table-cell table:style-name="ce235"/>
          <table:table-cell table:style-name="ce251" table:number-columns-repeated="4"/>
          <table:table-cell table:style-name="ce265" table:number-columns-repeated="2"/>
          <table:table-cell table:number-columns-repeated="1016"/>
        </table:table-row>
        <table:table-row table:style-name="ro47">
          <table:table-cell table:style-name="ce210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36"/>
          <table:table-cell table:style-name="ce252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9">
          <table:table-cell table:style-name="ce211" office:value-type="string" calcext:value-type="string">
            <text:p>AP 2.1 O processo é gerenciado</text:p>
          </table:table-cell>
          <table:table-cell table:style-name="ce237"/>
          <table:table-cell table:style-name="ce253" table:number-columns-repeated="4"/>
          <table:table-cell table:style-name="ce266" table:number-columns-repeated="2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38"/>
          <table:table-cell table:style-name="ce254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2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239"/>
          <table:table-cell table:style-name="ce240" table:number-columns-repeated="4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30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1">
          <table:table-cell table:style-name="ce212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2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2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2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40" table:number-columns-repeated="5"/>
          <table:table-cell table:style-name="ce266" table:number-columns-repeated="2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3" office:value-type="string" calcext:value-type="string">
            <text:p>AP 2.2 Os produtos de trabalho do processo são gerenciados</text:p>
          </table:table-cell>
          <table:table-cell table:style-name="ce241" table:number-columns-repeated="7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4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2">
          <table:table-cell table:style-name="ce214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41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5" office:value-type="string" calcext:value-type="string">
            <text:p>AP 3.1. O processo é definido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2">
          <table:table-cell table:style-name="ce216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5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5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5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7" office:value-type="string" calcext:value-type="string">
            <text:p>AP 3.2 O processo está implementado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6">
          <table:table-cell table:style-name="ce215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3">
          <table:table-cell table:style-name="ce215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5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42"/>
          <table:table-cell table:style-name="ce255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8" office:value-type="string" calcext:value-type="string">
            <text:p>AP 4.1 O processo é medido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34">
          <table:table-cell table:style-name="ce219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5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9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19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19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3">
          <table:table-cell table:style-name="ce203"/>
          <table:table-cell table:style-name="ce231" office:value-type="string" calcext:value-type="string">
            <text:p>(T,L,P,N,NA<text:span text:style-name="T4">)</text:span>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1">
          <table:table-cell table:style-name="ce220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31"/>
          <table:table-cell table:style-name="ce257" table:number-columns-repeated="4"/>
          <table:table-cell table:style-name="ce267"/>
          <table:table-cell table:style-name="ce277"/>
          <table:table-cell table:number-columns-repeated="1016"/>
        </table:table-row>
        <table:table-row table:style-name="ro48">
          <table:table-cell table:style-name="ce219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9">
          <table:table-cell table:style-name="ce219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5">
          <table:table-cell table:style-name="ce219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18" office:value-type="string" calcext:value-type="string">
            <text:p>AP 4.2 O processo é controlado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19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19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243"/>
          <table:table-cell table:style-name="ce256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21" office:value-type="string" calcext:value-type="string">
            <text:p>AP 5.1 O processo é objeto de melhorias incrementais e inovações</text:p>
          </table:table-cell>
          <table:table-cell table:style-name="ce244" table:number-columns-repeated="7"/>
          <table:table-cell table:number-columns-repeated="1016"/>
        </table:table-row>
        <table:table-row table:style-name="ro36">
          <table:table-cell table:style-name="ce222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7">
          <table:table-cell table:style-name="ce222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38">
          <table:table-cell table:style-name="ce222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3">
          <table:table-cell table:style-name="ce221" office:value-type="string" calcext:value-type="string">
            <text:p>AP 5.2 O processo é otimizado continuamente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2">
          <table:table-cell table:style-name="ce222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6">
          <table:table-cell table:style-name="ce222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245"/>
          <table:table-cell table:style-name="ce244" table:number-columns-repeated="6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8">
          <table:table-cell table:style-name="ce222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7">
          <table:table-cell table:style-name="ce222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44" table:number-columns-repeated="7"/>
          <table:table-cell table:number-columns-repeated="1016"/>
        </table:table-row>
        <table:table-row table:style-name="ro44" table:number-rows-repeated="5">
          <table:table-cell table:style-name="ce203"/>
          <table:table-cell table:style-name="ce230" table:number-columns-repeated="7"/>
          <table:table-cell table:number-columns-repeated="1016"/>
        </table:table-row>
        <table:table-row table:style-name="ro44">
          <table:table-cell table:style-name="ce203"/>
          <table:table-cell table:style-name="ce231" office:value-type="string" calcext:value-type="string">
            <text:p>(T,L,P,N,NA,F)</text:p>
          </table:table-cell>
          <table:table-cell table:style-name="ce249" table:number-columns-repeated="4"/>
          <table:table-cell table:style-name="ce262"/>
          <table:table-cell table:style-name="ce274"/>
          <table:table-cell table:number-columns-repeated="1016"/>
        </table:table-row>
        <table:table-row table:style-name="ro44" table:number-rows-repeated="1048179">
          <table:table-cell table:number-columns-repeated="1024"/>
        </table:table-row>
        <table:table-row table:style-name="ro44">
          <table:table-cell table:number-columns-repeated="1024"/>
        </table:table-row>
      </table:table>
      <table:table table:name="GPP" table:style-name="ta7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Portfólio de Proje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 calcext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20"/>
          <table:table-cell table:style-name="ce90" table:number-columns-repeated="6"/>
          <table:table-cell table:number-columns-repeated="1016"/>
        </table:table-row>
        <table:table-row table:style-name="ro24">
          <table:table-cell table:style-name="ce13" office:value-type="string" calcext:value-type="string">
            <text:p>GPP 1. As oportunidades de negócio, as necessidades e os investimentos são identificados, qualificados, priorizados e selecionados em relação aos objetivos estratégicos da organização por meio de critérios objetivos.</text:p>
            <text:p><text:span text:style-name="T6">As evidências apresentadas para este resultado permitem assegurar: (i) que as oportunidades de negócio, necessidades e investimentos foram registrados e decisões foram tomadas após a realização de sua qualificação, priorização e seleção? (ii) que os as decisões foram tomadas com base em critérios objetivos alinhados aos objetivos estratégicos da organização? (iii) que existe registro da decisão tomada? 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 table:number-rows-repeated="3">
          <table:table-cell table:style-name="ce119"/>
          <table:table-cell table:style-name="ce40"/>
          <table:table-cell table:style-name="ce122" table:number-columns-repeated="6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22">
          <table:table-cell table:style-name="ce13" office:value-type="string" calcext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instalações, ferramentas, entre outros) e o orçamento necessários para a execução dos projetos, bem como se estes foram alocados para os projetos?</text:span></text:p>
          </table:table-cell>
          <table:table-cell table:style-name="ce121"/>
          <table:table-cell table:style-name="ce8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responsável pelo seu gerenciamento, estabelecendo sua autoridade e suas responsabilidades em relação ao projeto?</text:span></text:p>
          </table:table-cell>
          <table:table-cell table:style-name="ce121"/>
          <table:table-cell table:style-name="ce87" table:number-columns-repeated="6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6">
          <table:table-cell table:style-name="ce13" office:value-type="string" calcext:value-type="string">
            <text:p>GPP 4. O portfólio é monitorado em relação aos critérios que foram utilizados para a priorização.</text:p>
            <text:p><text:span text:style-name="T1">As evidências apresentadas para este resultado permitem assegurar que: (i) houve monitoração do portfólio? (ii) são considerados os critérios utilizados para a priorização, conforme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5. Ações para corrigir desvios no portfólio e para prevenir a repetição dos problemas identificados são estabelecidas, implementadas e acompanhadas até a sua conclusão.</text:p>
            <text:p><text:span text:style-name="T1">As evidências apresentadas para este resultado permitem assegurar que: (i) em decorrência da monitoração do portfólio foram tomadas ações para resolução e/ou prevenção de problemas? (ii) estas ações foram acompanhadas até a sua conclusão? (iii) mecanismos de escalonamento foram utilizados quando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6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6. Os conflitos sobre recursos entre projetos são tratados e resolvidos, de acordo com os critérios utilizados para a priorização.</text:p>
            <text:p><text:span text:style-name="T6">As evidências apresentadas para este resultado permitem assegurar que: (i) quando surgiram conflitos em relação a recursos compartilhados entre os projetos, estes foram tratados e resolvidos? (ii) são considerados os critérios utilizados para a priorização, conforme pertinente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9">
          <table:table-cell table:style-name="ce13" office:value-type="string" calcext:value-type="string">
            <text:p>GPP 7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periodicamente de forma a identificar se os projetos em andamento continuam a atender aos seus objetivos ou se existe a necessidade de replanejamento e, eventualmente, até de cancelamen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91" table:number-columns-repeated="4"/>
          <table:table-cell table:style-name="ce93"/>
          <table:table-cell table:style-name="ce94"/>
          <table:table-cell table:style-name="ce108"/>
          <table:table-cell table:number-columns-repeated="1015"/>
        </table:table-row>
        <table:table-row table:style-name="ro22">
          <table:table-cell table:style-name="ce13" office:value-type="string" calcext:value-type="string">
            <text:p>GPP 8. A situação do portfólio de projetos é comunicada para as partes interessadas, com periodicidade definida ou quando o portfólio for alterado.</text:p>
            <text:p><text:span text:style-name="T6">As evidências apresentadas para este resultado permitem assegurar que houve comunicação da situação do portfólio de projetos aos interess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108"/>
          <table:table-cell table:number-columns-repeated="1015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104816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MED" table:style-name="ta8">
        <office:forms form:automatic-focus="false" form:apply-design-mode="false"/>
        <table:table-column table:style-name="co3" table:default-cell-style-name="ce131"/>
        <table:table-column table:style-name="co4" table:default-cell-style-name="ce131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Medição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54">
          <table:table-cell table:style-name="ce125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135" table:number-columns-repeated="7"/>
          <table:table-cell table:number-columns-repeated="1016"/>
        </table:table-row>
        <table:table-row table:style-name="ro19">
          <table:table-cell table:style-name="ce126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9">
          <table:table-cell table:style-name="ce126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jetivos de medição? (ii) que este conjunto de medidas foi documentado e priorizado? (iii) que foi revisado e atualizado, quando necessári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22">
          <table:table-cell table:style-name="ce126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22">
          <table:table-cell table:style-name="ce126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22">
          <table:table-cell table:style-name="ce126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té o nível F). As responsabilidades e a autoridade para executar o processo são definidas, atribuídas e comunicadas. <text:s text:c="70"/><text:span text:style-name="T4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7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AMP" table:style-name="ta9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5">
          <table:table-cell table:style-name="ce123" office:value-type="string" calcext:value-type="string">
            <text:p>Avaliação e Melhoria do Processo Organizacional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22">
          <table:table-cell table:style-name="ce126" office:value-type="string" calcext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56">
          <table:table-cell table:style-name="ce126" office:value-type="string" calcext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e suas necessidades foram descritos e são atualizados, quando pertinente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57">
          <table:table-cell table:style-name="ce126" office:value-type="string" calcext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adaptação e à utilização de um processo padrão da organização para projetos específicos foram gerados e estão armazenad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padrão da organização que possibilitem a identificação e o entendimento de seus pontos fortes, pontos fracos e oportunidades de melhoria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processos padrão da organização e se estes estão acessíveis aos interessad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melhoria dos processos e ativos de processo organizacional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nos processos organizacionais, definido com base nos objetivos de melhoria? (ii) que este plano foi executado e seus efeitos foram monitorados e analisa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organizacional e suas alterações é realizada de forma planejada e controlada, considerando sua adequ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ativos de processo organizacional utilizaram os processos padrão da organização? (ii) que os projetos em andamento após a implantação também utilizaram os ativos e as suas alterações, quando pertinente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9">
          <table:table-cell table:style-name="ce126" office:value-type="string" calcext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dos processos padrão da organização e do uso dos ativos de processo organizacional, contendo informações sobre a sua utilização nos projetos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22">
          <table:table-cell table:style-name="ce126" office:value-type="string" calcext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tais como, por exemplo, produtos de trabalho, lições aprendidas e melhores práticas, foram documentadas e incluídas como ativos de processo organizacional?</text:span></text:p>
          </table:table-cell>
          <table:table-cell table:style-name="ce15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67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FP" table:style-name="ta10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Definição do Processo Organizacional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6" office:value-type="string" calcext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19">
          <table:table-cell table:style-name="ce126" office:value-type="string" calcext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: (i) que os processos-padrão utilizados pela organização foram definidos, incluindo a identificação de quando são aplicáveis?; (ii) que estes processos-padrão e sua aplicação são atualizados, quando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qual são mantidos os processos padrão definidos e que esta é atualizada, quando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19">
          <table:table-cell table:style-name="ce126" office:value-type="string" calcext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identificando as tarefas, atividades, papéis envolvidos e produtos de trabalho (entradas e/ou saídas)? (ii) que foi definido o desempenho esperado para estes processos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style-name="ce153"/>
          <table:table-cell table:number-columns-repeated="1015"/>
        </table:table-row>
        <table:table-row table:style-name="ro58">
          <table:table-cell table:style-name="ce126" office:value-type="string" calcext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para uso na organização, de forma a atender à variedade de projetos, foram descritos, e que esta definição foi mantida conforme necessári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22">
          <table:table-cell table:style-name="ce126" office:value-type="string" calcext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processo padrão da organização de forma a atender às necessidades específicas de um projet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organização e que este foi mantid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da organização e que estes foram manti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6">
          <table:table-cell table:style-name="ce126" office:value-type="string" calcext:value-type="string">
            <text:p>DFP 8. Regras e diretrizes para a estruturação, formação e atuação de equipes são estabelecidas e mantidas.</text:p>
            <text:p><text:span text:style-name="T1">As evidências apresentadas para este resultado permitem assegurar que foram estabelecidas regras e diretrizes para a estruturação, formação e atuação das equipes na organização e que estas foram mantida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style-name="ce153"/>
          <table:table-cell table:number-columns-repeated="1015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8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H" table:style-name="ta11">
        <office:forms form:automatic-focus="false" form:apply-design-mode="false"/>
        <table:table-column table:style-name="co3" table:default-cell-style-name="ce131"/>
        <table:table-column table:style-name="co4" table:default-cell-style-name="ce157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Gerência de Recursos Humanos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5" office:value-type="string" calcext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54"/>
          <table:table-cell table:style-name="ce158" table:number-columns-repeated="6"/>
          <table:table-cell table:number-columns-repeated="1016"/>
        </table:table-row>
        <table:table-row table:style-name="ro20">
          <table:table-cell table:style-name="ce126" office:value-type="string" calcext:value-type="string">
            <text:p>GRH 1. As necessidades estratégicas da organização e dos projetos são revistas para identificar recursos, conhecimentos e habilidades requeridos e, de acordo com a necessidade, planejar como desenvolvê-los ou contratá-los. </text:p>
            <text:p><text:span text:style-name="T1">As evidências apresentadas para este resultado permitem assegurar que: (i) foi realizada uma revisão para identificar as necessidades de recursos, conhecimentos e habilidades de acordo com as estratégias da organização e dos projetos? (ii) foi planejado como desenvolver ou contratar estes recursos, conhecimentos e habilidades?</text:span></text:p>
          </table:table-cell>
          <table:table-cell table:style-name="ce136"/>
          <table:table-cell table:style-name="ce155" table:number-columns-repeated="6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identificados e recrutados com base nas habilidades e competências requeridas pela organizaçã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necessidades estratégicas de treinamento, as que estarão sob sua responsabilidade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59">
          <table:table-cell table:style-name="ce126" office:value-type="string" calcext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alinhada aos seus objetivos que contempla as necessidades de treinamento dos projetos e da própria organização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45"/>
          <table:table-cell table:style-name="ce150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necessidades de treinamento da organização e dos projetos e que este está alinhado à estratégia de treinamento definida?</text:span></text:p>
          </table:table-cell>
          <table:table-cell table:style-name="ce155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60">
          <table:table-cell table:style-name="ce126" office:value-type="string" calcext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responsabilidade da organização foram planejados a partir da estratégia e do plano tático de treinamento? (ii) que estes treinamentos foram realizados e registrad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30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7. A efetividade do treinamento é avaliada.</text:p>
            <text:p><text:span text:style-name="T1">As evidências apresentadas para este resultado permitem assegurar que a efetividade do treinamento foi avaliada em relação aos objetivos pelos quais o treinamento foi realizad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indivíduos e grupos? (ii) que existe registro de que foram conduzidas avaliações com base nestes critérios e que os resultados destas avaliações são utilizados para melhorar o desempenho dos indivíduos e grup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61">
          <table:table-cell table:style-name="ce126" office:value-type="string" calcext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conhecimento da organização foi planejada, é executada e mantida, de forma a compartilhar as informações na organiz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9">
          <table:table-cell table:style-name="ce126" office:value-type="string" calcext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de especialistas? (ii) que foi implementado um mecanismo de apoio ao fluxo das informações providas por esta rede para os projeto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6">
          <table:table-cell table:style-name="ce126" office:value-type="string" calcext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entre os membros da organização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5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9"/>
          <table:table-cell table:style-name="ce139" office:value-type="string" calcext:value-type="string">
            <text:p>(T,L,P,N,NA)</text:p>
          </table:table-cell>
          <table:table-cell table:style-name="ce144" table:number-columns-repeated="4"/>
          <table:table-cell table:style-name="ce146"/>
          <table:table-cell table:style-name="ce151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104815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RU" table:style-name="ta12">
        <office:forms form:automatic-focus="false" form:apply-design-mode="false"/>
        <table:table-column table:style-name="co3" table:default-cell-style-name="ce131"/>
        <table:table-column table:style-name="co4" table:default-cell-style-name="ce131"/>
        <table:table-column table:style-name="co5" table:number-columns-repeated="6" table:default-cell-style-name="ce131"/>
        <table:table-column table:style-name="co1" table:number-columns-repeated="1016" table:default-cell-style-name="Default"/>
        <table:table-row table:style-name="ro50">
          <table:table-cell table:style-name="ce123" office:value-type="string" calcext:value-type="string">
            <text:p>Gerência de Reutilização</text:p>
          </table:table-cell>
          <table:table-cell table:style-name="ce132" table:number-columns-repeated="6"/>
          <table:table-cell table:style-name="ce147"/>
          <table:table-cell table:number-columns-repeated="1016"/>
        </table:table-row>
        <table:table-row table:style-name="ro11">
          <table:table-cell table:style-name="ce124" office:value-type="string" calcext:value-type="string">
            <text:p>PREENCHIDO PELA EMPRESA</text:p>
          </table:table-cell>
          <table:table-cell table:style-name="ce133"/>
          <table:table-cell table:style-name="ce141" table:number-columns-repeated="5"/>
          <table:table-cell table:style-name="ce148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134" office:value-type="string" calcext:value-type="string">
            <text:p>Fonte da evidência</text:p>
          </table:table-cell>
          <table:table-cell table:style-name="ce142" office:value-type="string" calcext:value-type="string">
            <text:p>ORG</text:p>
          </table:table-cell>
          <table:table-cell table:style-name="ce142" office:value-type="string" calcext:value-type="string">
            <text:p>Projeto 1</text:p>
          </table:table-cell>
          <table:table-cell table:style-name="ce142" office:value-type="string" calcext:value-type="string">
            <text:p>Projeto 2</text:p>
          </table:table-cell>
          <table:table-cell table:style-name="ce142" office:value-type="string" calcext:value-type="string">
            <text:p>Projeto 3</text:p>
          </table:table-cell>
          <table:table-cell table:style-name="ce142" office:value-type="string" calcext:value-type="string">
            <text:p>Projeto 4</text:p>
          </table:table-cell>
          <table:table-cell table:style-name="ce149" office:value-type="string" calcext:value-type="string">
            <text:p>Final</text:p>
          </table:table-cell>
          <table:table-cell table:number-columns-repeated="1016"/>
        </table:table-row>
        <table:table-row table:style-name="ro9">
          <table:table-cell table:style-name="ce125" office:value-type="string" calcext:value-type="string">
            <text:p>O propósito do processo Gerência de Reutilização é gerenciar o ciclo de vida dos ativos reutilizáveis.</text:p>
          </table:table-cell>
          <table:table-cell table:style-name="ce135" table:number-columns-repeated="7"/>
          <table:table-cell table:number-columns-repeated="1016"/>
        </table:table-row>
        <table:table-row table:style-name="ro34">
          <table:table-cell table:style-name="ce126" office:value-type="string" calcext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à adoção de um processo de gerência de reutilização, bem como sua utilização? (ii) que os critérios foram especificados, documentados e <text:s/>revisados com os responsáveis, na organização, pela gerência de ativos reutilizávei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 table:number-rows-repeated="2">
          <table:table-cell table:style-name="ce127"/>
          <table:table-cell table:style-name="ce137" table:number-columns-repeated="2"/>
          <table:table-cell table:style-name="ce164" table:number-columns-repeated="5"/>
          <table:table-cell table:style-name="ce152"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3"/>
          <table:table-cell table:style-name="ce167" table:number-columns-repeated="2"/>
          <table:table-cell table:style-name="ce152" table:number-columns-repeated="1016"/>
        </table:table-row>
        <table:table-row table:style-name="ro9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22">
          <table:table-cell table:style-name="ce126" office:value-type="string" calcext:value-type="string">
            <text:p>GRU 2. Um mecanismo de armazenamento e recuperação de ativos reutilizáveis é implantado.</text:p>
            <text:p><text:span text:style-name="T1">As evidências apresentadas para este resultado permitem assegurar: (i) que foi implantada uma biblioteca de ativos reutilizáveis que é utilizada pelos membros da organização? (ii) que foram estabelecidos os mecanismos para armazenamento e recuperação de ativos a partir desta biblioteca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/>
          <table:table-cell table:style-name="ce164"/>
          <table:table-cell table:style-name="ce137" table:number-columns-repeated="5"/>
          <table:table-cell table:style-name="ce152" table:number-columns-repeated="1016"/>
        </table:table-row>
        <table:table-row table:style-name="ro9">
          <table:table-cell table:style-name="ce127"/>
          <table:table-cell table:style-name="ce160" table:number-columns-repeated="7"/>
          <table:table-cell table:style-name="ce152" table:number-columns-repeated="1016"/>
        </table:table-row>
        <table:table-row table:style-name="ro9">
          <table:table-cell table:style-name="ce127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16">
          <table:table-cell table:style-name="ce126" office:value-type="string" calcext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ativos a partir da biblioteca de ativos reutilizáveis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4">
          <table:table-cell table:style-name="ce127"/>
          <table:table-cell table:style-name="ce137" table:number-columns-repeated="7"/>
          <table:table-cell table:style-name="ce152" table:number-columns-repeated="1016"/>
        </table:table-row>
        <table:table-row table:style-name="ro9">
          <table:table-cell table:style-name="ce127"/>
          <table:table-cell table:style-name="ce137" table:number-columns-repeated="7"/>
          <table:table-cell table:number-columns-repeated="1016"/>
        </table:table-row>
        <table:table-row table:style-name="ro9">
          <table:table-cell table:style-name="ce128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65" table:number-columns-repeated="2"/>
          <table:table-cell table:number-columns-repeated="1016"/>
        </table:table-row>
        <table:table-row table:style-name="ro22">
          <table:table-cell table:style-name="ce126" office:value-type="string" calcext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de configuração de ativos reutilizáveis, bem como a adoção destas na organização?</text:span></text:p>
          </table:table-cell>
          <table:table-cell table:style-name="ce136" table:number-columns-repeated="7"/>
          <table:table-cell table:style-name="ce152" table:number-columns-repeated="1016"/>
        </table:table-row>
        <table:table-row table:style-name="ro9" table:number-rows-repeated="3">
          <table:table-cell table:style-name="ce127"/>
          <table:table-cell table:style-name="ce161" table:number-columns-repeated="7"/>
          <table:table-cell table:style-name="ce152" table:number-columns-repeated="1016"/>
        </table:table-row>
        <table:table-row table:style-name="ro9" table:number-rows-repeated="2">
          <table:table-cell table:style-name="ce159"/>
          <table:table-cell table:style-name="ce161" table:number-columns-repeated="7"/>
          <table:table-cell table:style-name="ce152" table:number-columns-repeated="1016"/>
        </table:table-row>
        <table:table-row table:style-name="ro9">
          <table:table-cell table:style-name="ce159"/>
          <table:table-cell table:style-name="ce138" office:value-type="string" calcext:value-type="string">
            <text:p>(T,L,P,N,NA)</text:p>
          </table:table-cell>
          <table:table-cell table:style-name="ce143" table:number-columns-repeated="4"/>
          <table:table-cell table:style-name="ce150" table:number-columns-repeated="2"/>
          <table:table-cell table:style-name="ce152" table:number-columns-repeated="1016"/>
        </table:table-row>
        <table:table-row table:style-name="ro19">
          <table:table-cell table:style-name="ce126" office:value-type="string" calcext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novas versões e a própria descontinuidade dos ativos reutilizáveis foram comunicados para seus usuários (produtores e consumidores destes ativos reutilizáveis)?</text:span></text:p>
          </table:table-cell>
          <table:table-cell table:style-name="ce136" table:number-columns-repeated="7"/>
          <table:table-cell table:number-columns-repeated="1016"/>
        </table:table-row>
        <table:table-row table:style-name="ro9" table:number-rows-repeated="3">
          <table:table-cell table:style-name="ce127"/>
          <table:table-cell table:style-name="ce162" table:number-columns-repeated="7"/>
          <table:table-cell table:number-columns-repeated="1016"/>
        </table:table-row>
        <table:table-row table:style-name="ro9">
          <table:table-cell table:style-name="ce127"/>
          <table:table-cell table:style-name="ce137" table:number-columns-repeated="5"/>
          <table:table-cell table:style-name="ce168" table:number-columns-repeated="2"/>
          <table:table-cell table:number-columns-repeated="1016"/>
        </table:table-row>
        <table:table-row table:style-name="ro9">
          <table:table-cell table:style-name="ce159"/>
          <table:table-cell table:style-name="ce137" table:number-columns-repeated="5"/>
          <table:table-cell table:style-name="ce161" table:number-columns-repeated="2"/>
          <table:table-cell table:number-columns-repeated="1016"/>
        </table:table-row>
        <table:table-row table:style-name="ro9">
          <table:table-cell table:style-name="ce128"/>
          <table:table-cell table:style-name="ce163" office:value-type="string" calcext:value-type="string">
            <text:p>(T,L,P,N,NA)</text:p>
          </table:table-cell>
          <table:table-cell table:style-name="ce165"/>
          <table:table-cell table:style-name="ce166" table:number-columns-repeated="3"/>
          <table:table-cell table:style-name="ce165" table:number-columns-repeated="2"/>
          <table:table-cell table:number-columns-repeated="1016"/>
        </table:table-row>
        <table:table-row table:style-name="ro11">
          <table:table-cell table:style-name="ce130"/>
          <table:table-cell table:style-name="ce140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style-name="ce35"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style-name="ce35"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style-name="ce35"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style-name="ce35"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style-name="ce35"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style-name="ce35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style-name="ce35" table:number-columns-repeated="1016"/>
        </table:table-row>
        <table:table-row table:style-name="ro9" table:number-rows-repeated="90">
          <table:table-cell/>
          <table:table-cell table:style-name="ce157"/>
          <table:table-cell table:number-columns-repeated="1022"/>
        </table:table-row>
        <table:table-row table:style-name="ro9" table:number-rows-repeated="104811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E" table:style-name="ta13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Desenvolvimento de Requisit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Desenvolvimento de Requisitos é definir os requisitos do cliente, do produto e dos componentes do produto.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restrições do cliente, tanto do produto quanto de suas interface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2. Um conjunto definido de requisitos do cliente é especificado e priorizado a partir das necessidades, expectativas e restrições identificadas.</text:p>
            <text:p><text:span text:style-name="T1">As evidências apresentadas para este resultado permitem assegurar que as necessidades, expectativas e restrições identificadas foram transformadas em um conjunto de requisitos do cliente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funcionais foi definido e possui uma correlação com os requisitos do cliente? (ii) que este conjunto de requisitos é manti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/>
          <table:table-cell table:style-name="ce172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refinados, elaborados e alocados a um componente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produto e de cada componente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63">
          <table:table-cell table:style-name="ce13" office:value-type="string" calcext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possíveis de ocorrer no uso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4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64">
          <table:table-cell table:style-name="ce13" office:value-type="string" calcext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critérios definidos de forma a balancear as necessidades dos interessados considerando as restrições de projeto existente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4">
          <table:table-cell table:style-name="ce13" office:value-type="string" calcext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/>
          <table:table-cell table:style-name="ce40" table:number-columns-repeated="6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3"/>
          <table:table-cell table:style-name="ce40" table:number-columns-repeated="5"/>
          <table:table-cell table:number-columns-repeated="1016"/>
        </table:table-row>
        <table:table-row table:style-name="ro9" table:number-rows-repeated="2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TP" table:style-name="ta14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<text:s/>Integração do Produt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 calcext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57">
          <table:table-cell table:style-name="ce13" office:value-type="string" calcext:value-type="string">
            <text:p>ITP 1. Uma estratégia de integração, consistente com o projeto <text:span text:style-name="T9">(design)</text:span><text:span text:style-name="T2"> e com os requisitos do produto, é desenvolvida e mantida para os componentes do produto.</text:span></text:p>
            <text:p><text:span text:style-name="T1">As evidências apresentadas para este resultado permitem assegurar que foi definida uma estratégia para conduzir a 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62">
          <table:table-cell table:style-name="ce175"/>
          <table:table-cell table:style-name="ce170"/>
          <table:table-cell table:style-name="ce171"/>
          <table:table-cell table:style-name="ce173" table:number-columns-repeated="4"/>
          <table:table-cell table:style-name="ce40"/>
          <table:table-cell table:number-columns-repeated="1016"/>
        </table:table-row>
        <table:table-row table:style-name="ro9" table:number-rows-repeated="2">
          <table:table-cell table:style-name="ce175"/>
          <table:table-cell table:style-name="ce170"/>
          <table:table-cell table:style-name="ce17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75"/>
          <table:table-cell table:style-name="ce170" table:number-columns-repeated="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75"/>
          <table:table-cell table:style-name="ce122"/>
          <table:table-cell table:style-name="ce40" table:number-columns-repeated="6"/>
          <table:table-cell table:number-columns-repeated="1016"/>
        </table:table-row>
        <table:table-row table:style-name="ro9">
          <table:table-cell table:style-name="ce17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3">
          <table:table-cell table:style-name="ce13" office:value-type="string" calcext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componentes do produto e que este foi mantido, conforme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4"/>
          <table:table-cell table:style-name="ce40"/>
          <table:table-cell table:number-columns-repeated="1016"/>
        </table:table-row>
        <table:table-row table:style-name="ro9" table:number-rows-repeated="2">
          <table:table-cell table:style-name="ce14"/>
          <table:table-cell table:style-name="ce170" table:number-columns-repeated="2"/>
          <table:table-cell table:style-name="ce41" table:number-columns-repeated="4"/>
          <table:table-cell table:style-name="ce40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do produto foram revistas para assegurar a compatibilidade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ITP 4. As definições, o projeto (<text:span text:style-name="T9">design</text:span><text:span text:style-name="T2">) e as mudanças nas interfaces internas e externas são gerenciados para o 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interfaces internas e externas do produto e dos componentes do produto foram gerenci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produto baseada, em critérios definidos, antes da integração para garantir que os componentes estavam prontos para serem integr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13" office:value-type="string" calcext:value-type="string">
            <text:p>ITP 6. Os componentes do produto são integrados, de acordo com a estratégia determinada e seguindo os procedimentos e critérios para integração.</text:p>
            <text:p><text:span text:style-name="T1">As evidências apresentadas para este resultado permitem assegurar que os componentes do produto foram integrados de acordo com a sequência estabelecida e seguindo os procedimentos e critérios para integração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resultados da avaliação foram document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7">
          <table:table-cell table:style-name="ce13" office:value-type="string" calcext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2">) e códigos associados).</text:span></text:p>
            <text:p><text:span text:style-name="T1">As evidências apresentadas para este resultado permitem assegurar: (i) que foi definida uma estratégia para testes de regressão? (ii) que essa estratégia foi aplicada para uma nova verificação do produto em decorrência de mudanças nos requisitos, projeto (</text:span><text:span text:style-name="T8">design</text:span><text:span text:style-name="T1">) ou códigos dos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uma mídia adequada para entrega ao cliente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CP" table:style-name="ta15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Projeto e Construção do Produt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Projeto e Construção do Produto é projetar, desenvolver e implementar soluções para atender aos requisitos. </text:p>
          </table:table-cell>
          <table:table-cell table:style-name="ce169"/>
          <table:table-cell table:style-name="ce59" table:number-columns-repeated="6"/>
          <table:table-cell table:number-columns-repeated="1016"/>
        </table:table-row>
        <table:table-row table:style-name="ro65">
          <table:table-cell table:style-name="ce13" office:value-type="string" calcext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critérios para seleção da alternativa mais adequada para atender aos requisitos definidos para o produto e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>
          <table:table-cell table:style-name="ce14" office:value-type="string" calcext:value-type="string">
            <text:p><text:s text:c="6"/></text:p>
          </table:table-cell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6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 office:value-type="string" calcext:value-type="string">
            <text:p><text:s/></text:p>
          </table:table-cell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22">
          <table:table-cell table:style-name="ce13" office:value-type="string" calcext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produto foram selecionadas considerando os cenários definidos e os critérios identifica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e document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170"/>
          <table:table-cell table:style-name="ce171"/>
          <table:table-cell table:style-name="ce173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4"/>
          <table:table-cell table:style-name="ce170" table:number-columns-repeated="2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foram projetadas com base em critérios previamente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0" table:number-columns-repeated="5"/>
          <table:table-cell table:number-columns-repeated="1016"/>
        </table:table-row>
        <table:table-row table:style-name="ro9" table:number-rows-repeated="3">
          <table:table-cell table:style-name="ce177"/>
          <table:table-cell table:style-name="ce41"/>
          <table:table-cell table:style-name="ce173"/>
          <table:table-cell table:style-name="ce40" table:number-columns-repeated="5"/>
          <table:table-cell table:number-columns-repeated="1016"/>
        </table:table-row>
        <table:table-row table:style-name="ro9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8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22">
          <table:table-cell table:style-name="ce13" office:value-type="string" calcext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reutilizar componentes do produt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3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verificados de acordo com o que foi planej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54">
          <table:table-cell table:style-name="ce13" office:value-type="string" calcext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disponibilizada para os interessados de acordo com os padrões estabelec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>
          <table:table-cell table:style-name="ce177"/>
          <table:table-cell table:style-name="ce170"/>
          <table:table-cell table:style-name="ce172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7"/>
          <table:table-cell table:style-name="ce41"/>
          <table:table-cell table:style-name="ce173"/>
          <table:table-cell table:style-name="ce41" table:number-columns-repeated="5"/>
          <table:table-cell table:number-columns-repeated="1016"/>
        </table:table-row>
        <table:table-row table:style-name="ro9" table:number-rows-repeated="2">
          <table:table-cell table:style-name="ce178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79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6">
          <table:table-cell table:style-name="ce13" office:value-type="string" calcext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critérios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78"/>
          <table:table-cell table:style-name="ce18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17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AL" table:style-name="ta16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Valid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valid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78"/>
          <table:table-cell table:style-name="ce184"/>
          <table:table-cell table:style-name="ce185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57">
          <table:table-cell table:style-name="ce13" office:value-type="string" calcext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validação que define o cronograma, participantes envolvidos, métodos para validação e o material</text:span><text:span text:style-name="T10"> </text:span><text:span text:style-name="T1">a ser utilizado na valid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serem utilizados para a validação dos produtos de trabalho, bem como permitem assegurar que foi estabelecido um ambiente para valid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garantir que o produto esteja pronto para uso no ambiente operacional pretend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5. Problemas são identificados e registrados.</text:p>
            <text:p><text:span text:style-name="T1">As evidências apresentadas para este resultado permitem assegurar que os problemas identificados durante as atividades de validação foram registr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analisados e disponibilizados para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3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prontos para o uso pretend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3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9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VER" table:style-name="ta17">
        <office:forms form:automatic-focus="false" form:apply-design-mode="false"/>
        <table:table-column table:style-name="co3" table:default-cell-style-name="ce35"/>
        <table:table-column table:style-name="co4" table:default-cell-style-name="ce109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Verific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 calcext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identific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78"/>
          <table:table-cell table:style-name="ce184"/>
          <table:table-cell table:style-name="ce185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inclua cronograma, revisores envolvidos, métodos a serem utilizados e materiais a serem empregados na verific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a verificação foram identificados?; (ii) foi estabelecido um ambiente para verificaçã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quanto revisão por pares, foram executadas de acordo com o planeja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6">
          <table:table-cell table:style-name="ce13" office:value-type="string" calcext:value-type="string">
            <text:p>VER 5. Defeitos são identificados e registrados.</text:p>
            <text:p><text:span text:style-name="T1">As evidências apresentadas para este resultado permitem assegurar que os defeitos identificados durante as atividades de verificação foram identificados e registrad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analisados? (ii) foram adotados procedimentos para disponibilização dos resultados para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4">
          <table:table-cell table:style-name="ce182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81"/>
          <table:table-cell table:style-name="ce41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1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U" table:style-name="ta18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Desenvolvimento para Reutilização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 calcext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59" table:number-columns-repeated="7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visando identificar oportunidades de reutiliz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3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 table:number-columns-repeated="2"/>
          <table:table-cell table:style-name="ce173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implementar um programa de desenvolvimento para reutilização; (ii) as ações corretivas foram planejadas e executadas, quando necessári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40" table:number-columns-repeated="7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programa de reutilização contemplando propósito, escopo, metas e objetiv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organização; (ii) o programa de reutilização foi monitorado? (iii) o programa de reutilização foi avaliad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83"/>
          <table:table-cell table:style-name="ce41" office:value-type="string" calcext:value-type="string">
            <text:p>(T,L,P,N,NA,F)</text:p>
          </table:table-cell>
          <table:table-cell table:style-name="ce190"/>
          <table:table-cell table:style-name="ce192" table:number-columns-repeated="3"/>
          <table:table-cell table:style-name="ce190" table:number-columns-repeated="2"/>
          <table:table-cell table:number-columns-repeated="1016"/>
        </table:table-row>
        <table:table-row table:style-name="ro22">
          <table:table-cell table:style-name="ce13" office:value-type="string" calcext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avaliadas para determinar se eram adequadas para a aplicação alvo?</text:span></text:p>
          </table:table-cell>
          <table:table-cell table:style-name="ce42" table:number-columns-repeated="7"/>
          <table:table-cell table:style-name="ce109" table:number-columns-repeated="1016"/>
        </table:table-row>
        <table:table-row table:style-name="ro9" table:number-rows-repeated="3">
          <table:table-cell table:style-name="ce15"/>
          <table:table-cell table:style-name="ce175" table:number-columns-repeated="7"/>
          <table:table-cell table:style-name="ce109" table:number-columns-repeated="1016"/>
        </table:table-row>
        <table:table-row table:style-name="ro9">
          <table:table-cell table:style-name="ce15"/>
          <table:table-cell table:style-name="ce188" table:number-columns-repeated="7"/>
          <table:table-cell table:style-name="ce109" table:number-columns-repeated="1016"/>
        </table:table-row>
        <table:table-row table:style-name="ro9">
          <table:table-cell table:style-name="ce119"/>
          <table:table-cell table:style-name="ce40"/>
          <table:table-cell table:style-name="ce173"/>
          <table:table-cell table:style-name="ce40" table:number-columns-repeated="5"/>
          <table:table-cell table:style-name="ce109"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174" table:number-columns-repeated="2"/>
          <table:table-cell table:number-columns-repeated="1016"/>
        </table:table-row>
        <table:table-row table:style-name="ro16">
          <table:table-cell table:style-name="ce13" office:value-type="string" calcext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dos modelos de domínio e arquitetur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3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5"/>
          <table:table-cell table:style-name="ce41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70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174"/>
          <table:table-cell table:style-name="ce193" table:number-columns-repeated="3"/>
          <table:table-cell table:style-name="ce174" table:number-columns-repeated="2"/>
          <table:table-cell table:number-columns-repeated="1016"/>
        </table:table-row>
        <table:table-row table:style-name="ro20">
          <table:table-cell table:style-name="ce13" office:value-type="string" calcext:value-type="string">
            <text:p>DRU 7. Um modelo de domínio é desenvolvido e seus limites e relações com outros domínios são estabelecidos e mantidos. Este modelo deve ser capaz de capturar características, capacidades, conceitos e funções comuns, variantes, opcionais e obrigatórios. </text:p>
            <text:p><text:span text:style-name="T1">As evidências apresentadas para este resultado permitem assegurar que (i) as fronteiras entre os domínios tratados pela organização foram identificadas, estabelecidas e mantidas, conforme pertinente?; (ii) o modelo de domínio foi definido, estabelecendo características, capacidades, conceitos, funções comuns, variantes e opcionais e obrigatórios?</text:span></text:p>
          </table:table-cell>
          <table:table-cell table:style-name="ce136"/>
          <table:table-cell table:style-name="ce42" table:number-columns-repeated="6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5"/>
          <table:table-cell table:style-name="ce41"/>
          <table:table-cell table:style-name="ce191" table:number-columns-repeated="4"/>
          <table:table-cell table:style-name="ce194" table:number-columns-repeated="2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174"/>
          <table:table-cell table:style-name="ce193" table:number-columns-repeated="3"/>
          <table:table-cell table:style-name="ce174" table:number-columns-repeated="2"/>
          <table:table-cell table:number-columns-repeated="1016"/>
        </table:table-row>
        <table:table-row table:style-name="ro19">
          <table:table-cell table:style-name="ce13" office:value-type="string" calcext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gerando uma arquitetura de domínio, que descreve uma família de aplicações para o domínio?; (ii) esta arquitetura foi mantida por todo o ciclo de vida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8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78"/>
          <table:table-cell table:style-name="ce60" table:number-columns-repeated="3"/>
          <table:table-cell table:style-name="ce78" table:number-columns-repeated="2"/>
          <table:table-cell table:number-columns-repeated="1016"/>
        </table:table-row>
        <table:table-row table:style-name="ro61">
          <table:table-cell table:style-name="ce13" office:value-type="string" calcext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domínio?; (ii) ativos de domínio foram adquiridos ou desenvolvidos, conforme pertinente, e mantidos ao longo do seu ciclo de vida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4">
          <table:table-cell table:style-name="ce15"/>
          <table:table-cell table:style-name="ce40" table:number-columns-repeated="5"/>
          <table:table-cell table:style-name="ce175" table:number-columns-repeated="2"/>
          <table:table-cell table:number-columns-repeated="1016"/>
        </table:table-row>
        <table:table-row table:style-name="ro9">
          <table:table-cell table:style-name="ce119"/>
          <table:table-cell table:style-name="ce189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,F)</text:p>
          </table:table-cell>
          <table:table-cell table:style-name="ce78"/>
          <table:table-cell table:style-name="ce60" table:number-columns-repeated="3"/>
          <table:table-cell table:style-name="ce78" table:number-columns-repeated="2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GDE" table:style-name="ta19">
        <office:forms form:automatic-focus="false" form:apply-design-mode="false"/>
        <table:table-column table:style-name="co3" table:default-cell-style-name="ce84"/>
        <table:table-column table:style-name="co4" table:default-cell-style-name="ce89"/>
        <table:table-column table:style-name="co5" table:number-columns-repeated="6" table:default-cell-style-name="ce89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Decisõe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questões que devem ser tratadas por meio de um processo formal de decisão e como as decisões devem ser tomadas? (ii) estas definições são mantidas, conforme necessári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formal de tomada de decisão foi definid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6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13" office:value-type="string" calcext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foram definidos e revistos, quando necessário?; (ii) os critérios estão em ordem de importância, de modo que os mais importantes exercem mais influência sobre a avali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para o problema ou questões especificada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soluções alternativas, considerando a viabilidade de sua aplicação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6">
          <table:table-cell table:style-name="ce13" office:value-type="string" calcext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utilizando os critérios e os métodos defin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22">
          <table:table-cell table:style-name="ce13" office:value-type="string" calcext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resultados da avaliação das alternativas, usando como base os critérios e métodos estabelecidos?</text:span></text:p>
          </table:table-cell>
          <table:table-cell table:style-name="ce4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83"/>
          <table:table-cell table:style-name="ce88" office:value-type="string" calcext:value-type="string">
            <text:p>(T,L,P,N,NA)</text:p>
          </table:table-cell>
          <table:table-cell table:style-name="ce91" table:number-columns-repeated="4"/>
          <table:table-cell table:style-name="ce93"/>
          <table:table-cell table:style-name="ce94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62" table:number-rows-repeated="1048097">
          <table:table-cell table:number-columns-repeated="1024"/>
        </table:table-row>
        <table:table-row table:style-name="ro62">
          <table:table-cell table:number-columns-repeated="1024"/>
        </table:table-row>
      </table:table>
      <table:table table:name="GRI" table:style-name="ta20">
        <office:forms form:automatic-focus="false" form:apply-design-mode="false"/>
        <table:table-column table:style-name="co3" table:default-cell-style-name="ce35"/>
        <table:table-column table:style-name="co4" table:default-cell-style-name="ce35"/>
        <table:table-column table:style-name="co5" table:number-columns-repeated="6" table:default-cell-style-name="ce35"/>
        <table:table-column table:style-name="co6" table:number-columns-repeated="249" table:default-cell-style-name="ce35"/>
        <table:table-column table:style-name="co6" table:number-columns-repeated="767" table:default-cell-style-name="Default"/>
        <table:table-row table:style-name="ro50">
          <table:table-cell table:style-name="ce9" office:value-type="string" calcext:value-type="string">
            <text:p>Gerência de Riscos</text:p>
          </table:table-cell>
          <table:table-cell table:style-name="ce36" table:number-columns-repeated="6"/>
          <table:table-cell table:style-name="ce75"/>
          <table:table-cell table:number-columns-repeated="1016"/>
        </table:table-row>
        <table:table-row table:style-name="ro11">
          <table:table-cell table:style-name="ce10" office:value-type="string" calcext:value-type="string">
            <text:p>PREENCHIDO PELA EMPRESA</text:p>
          </table:table-cell>
          <table:table-cell table:style-name="ce37"/>
          <table:table-cell table:style-name="ce57" table:number-columns-repeated="5"/>
          <table:table-cell table:style-name="ce76"/>
          <table:table-cell table:number-columns-repeated="1016"/>
        </table:table-row>
        <table:table-row table:style-name="ro12">
          <table:table-cell table:style-name="ce11" office:value-type="string" calcext:value-type="string">
            <text:p>Resultado esperado / evidências</text:p>
          </table:table-cell>
          <table:table-cell table:style-name="ce38" office:value-type="string" calcext:value-type="string">
            <text:p>Fonte da evidência</text:p>
          </table:table-cell>
          <table:table-cell table:style-name="ce58" office:value-type="string" calcext:value-type="string">
            <text:p>ORG</text:p>
          </table:table-cell>
          <table:table-cell table:style-name="ce58" office:value-type="string" calcext:value-type="string">
            <text:p>Projeto 1</text:p>
          </table:table-cell>
          <table:table-cell table:style-name="ce58" office:value-type="string" calcext:value-type="string">
            <text:p>Projeto 2</text:p>
          </table:table-cell>
          <table:table-cell table:style-name="ce58" office:value-type="string" calcext:value-type="string">
            <text:p>Projeto 3</text:p>
          </table:table-cell>
          <table:table-cell table:style-name="ce58" office:value-type="string" calcext:value-type="string">
            <text:p>Projeto 4</text:p>
          </table:table-cell>
          <table:table-cell table:style-name="ce77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 calcext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85"/>
          <table:table-cell table:style-name="ce90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dentro do âmbito dos projetos, ou relativo a atividades organizacionai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7">
          <table:table-cell table:style-name="ce13" office:value-type="string" calcext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definidas?; (ii) existem parâmetros definidos para analisar os riscos, categorizá-los e controlar o esforço da gerência do risc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riscos e se estas foram implement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documentados?; (ii) a documentação inclui o contexto, as condições e as possíveis consequências para o projeto e as partes interessada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66">
          <table:table-cell table:style-name="ce13" office:value-type="string" calcext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classificados conforme as categorias e os parâmetros estabelecidos nas estratégias definidas para a gerência de risc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6">
          <table:table-cell table:style-name="ce13" office:value-type="string" calcext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riscos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6"/>
          <table:table-cell table:number-columns-repeated="1016"/>
        </table:table-row>
        <table:table-row table:style-name="ro62">
          <table:table-cell table:style-name="ce17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22">
          <table:table-cell table:style-name="ce13" office:value-type="string" calcext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que foi determinada a prioridade de alocação dos recursos para o monitorament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determinar mudanças na sua situação?; (ii) as atividades para tratamento dos riscos são monitoras para determinar mudanças em seu progresso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9">
          <table:table-cell table:style-name="ce13" office:value-type="string" calcext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estratégias para a gerência de riscos do projeto com base nos parâmetros definidos para o risco (por exemplo, prioridade, probabilidade, consequência, entre outros)?</text:span></text:p>
          </table:table-cell>
          <table:table-cell table:style-name="ce87" table:number-columns-repeated="7"/>
          <table:table-cell table:number-columns-repeated="1016"/>
        </table:table-row>
        <table:table-row table:style-name="ro62" table:number-rows-repeated="2">
          <table:table-cell table:style-name="ce14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95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 table:number-rows-repeated="2">
          <table:table-cell table:style-name="ce16"/>
          <table:table-cell table:style-name="ce41"/>
          <table:table-cell table:style-name="ce187" table:number-columns-repeated="5"/>
          <table:table-cell table:style-name="ce196"/>
          <table:table-cell table:number-columns-repeated="1016"/>
        </table:table-row>
        <table:table-row table:style-name="ro62">
          <table:table-cell table:style-name="ce16"/>
          <table:table-cell table:style-name="ce170" office:value-type="string" calcext:value-type="string">
            <text:p>(T,L,P,N,NA)</text:p>
          </table:table-cell>
          <table:table-cell table:style-name="ce186" table:number-columns-repeated="6"/>
          <table:table-cell table:number-columns-repeated="1016"/>
        </table:table-row>
        <table:table-row table:style-name="ro11">
          <table:table-cell table:style-name="ce18"/>
          <table:table-cell table:style-name="ce43" table:number-columns-repeated="7"/>
          <table:table-cell table:number-columns-repeated="1016"/>
        </table:table-row>
        <table:table-row table:style-name="ro25">
          <table:table-cell table:style-name="ce19" office:value-type="string" calcext:value-type="string">
            <text:p>Atributos de Processo</text:p>
          </table:table-cell>
          <table:table-cell table:style-name="ce44" table:number-columns-repeated="5"/>
          <table:table-cell table:style-name="ce70"/>
          <table:table-cell table:style-name="ce79"/>
          <table:table-cell table:number-columns-repeated="1016"/>
        </table:table-row>
        <table:table-row table:style-name="ro11">
          <table:table-cell table:style-name="ce20" office:value-type="string" calcext:value-type="string">
            <text:p>Resultado esperado / evidências</text:p>
          </table:table-cell>
          <table:table-cell table:style-name="ce45"/>
          <table:table-cell table:style-name="ce61" table:number-columns-repeated="4"/>
          <table:table-cell table:style-name="ce71"/>
          <table:table-cell table:style-name="ce80"/>
          <table:table-cell table:number-columns-repeated="1016"/>
        </table:table-row>
        <table:table-row table:style-name="ro9">
          <table:table-cell table:style-name="ce21" office:value-type="string" calcext:value-type="string">
            <text:p>AP 1.1 O processo é executado</text:p>
          </table:table-cell>
          <table:table-cell table:style-name="ce46"/>
          <table:table-cell table:style-name="ce62" table:number-columns-repeated="4"/>
          <table:table-cell table:style-name="ce72" table:number-columns-repeated="2"/>
          <table:table-cell table:number-columns-repeated="1016"/>
        </table:table-row>
        <table:table-row table:style-name="ro16">
          <table:table-cell table:style-name="ce22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47"/>
          <table:table-cell table:style-name="ce63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5">
          <table:table-cell table:style-name="ce23" office:value-type="string" calcext:value-type="string">
            <text:p>AP 2.1 O processo é gerenciado</text:p>
          </table:table-cell>
          <table:table-cell table:style-name="ce48"/>
          <table:table-cell table:style-name="ce64" table:number-columns-repeated="4"/>
          <table:table-cell table:style-name="ce73" table:number-columns-repeated="2"/>
          <table:table-cell table:number-columns-repeated="1016"/>
        </table:table-row>
        <table:table-row table:style-name="ro19">
          <table:table-cell table:style-name="ce24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qu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49"/>
          <table:table-cell table:style-name="ce65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6">
          <table:table-cell table:style-name="ce24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2"/></text:span><text:span text:style-name="T3"><text:s text:c="48"/></text:span></text:p>
          </table:table-cell>
          <table:table-cell table:style-name="ce50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que ajustes foram realizados para tratar desvio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5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necessários (ex: pessoal, financeiros,hardware/infra-estrutura, software/ferramentas) e as informações necessárias (ex: processos, padrões, modelos, guias) para executar o processo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8">
          <table:table-cell table:style-name="ce24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7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30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1">
          <table:table-cell table:style-name="ce24" office:value-type="string" calcext:value-type="string">
            <text:p>RAP 8. A comunicação entre as partes interessadas no processo é planejada e executada de forma a garantir o seu envolvimento.</text:p>
            <text:p><text:span text:style-name="T1">As evidências apresentadas para este resultado permitem assegurar que: (i) foi planejada a comunicação entre as partes interessadas no processo?; (ii) este planejamento foi monitorado?; (iii) existe evidência de que a comunicação ocorre de forma a garantir o envolvimento das partes interessadas?</text:span></text:p>
          </table:table-cell>
          <table:table-cell table:style-name="ce47"/>
          <table:table-cell table:style-name="ce51" table:number-columns-repeated="4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9">
          <table:table-cell table:style-name="ce24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51" table:number-columns-repeated="5"/>
          <table:table-cell table:style-name="ce73" table:number-columns-repeated="2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5" office:value-type="string" calcext:value-type="string">
            <text:p>AP 2.2 Os produtos de trabalho do processo são gerenciados</text:p>
          </table:table-cell>
          <table:table-cell table:style-name="ce52" table:number-columns-repeated="7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 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6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2">
          <table:table-cell table:style-name="ce26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52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7" office:value-type="string" calcext:value-type="string">
            <text:p>AP 3.1. O processo é defini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22">
          <table:table-cell table:style-name="ce28" office:value-type="string" calcext:value-type="string">
            <text:p>RAP 15. Um processo padrão é descrito, incluindo diretrizes para sua adaptação .</text:p>
            <text:p><text:span text:style-name="T1">As evidências apresentadas para este resultado permitem assegurar que existe a definição de um processo padrão e de diretrizes para a sua adaptação para projetos específicos e também para a execução no contexto organizacional, conforme pertinente?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27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: (i) foram identificados no processo padrão os papéis responsáveis por sua execução?; (ii) estão definidos os conhecimentos e habilidades (atributos pessoais) requeridos para que estes papéis executem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27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29" office:value-type="string" calcext:value-type="string">
            <text:p>AP 3.2 O processo está implementado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19">
          <table:table-cell table:style-name="ce27" office:value-type="string" calcext:value-type="string">
            <text:p>RAP 19. Um processo definido é implementado baseado nas diretrizes para seleção e/ou adaptação do processo padrão. </text:p>
            <text:p><text:span text:style-name="T1">As evidências apresentadas para este resultado permitem assegurar que foi implementado um processo definido para o projeto ou para a execução em um contexto organizacional, a partir do processo padrão e das diretrizes existentes para a sua seleção/adaptação? </text:span></text:p>
          </table:table-cell>
          <table:table-cell table:style-name="ce66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3">
          <table:table-cell table:style-name="ce27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ram realizadas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27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53"/>
          <table:table-cell table:style-name="ce66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1 O processo é medi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34">
          <table:table-cell table:style-name="ce31" office:value-type="string" calcext:value-type="string">
            <text:p>RAP 22. As necessidades de informação dos usuários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5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3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4. Objetivos quantitativos organizacionai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, bem como estão alinhados às necessidades de informação e aos objetivos de negócio? 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1" office:value-type="string" calcext:value-type="string">
            <text:p>RAP 25. Os processos e/ou subprocessos que serão objeto de análise de desempenho são selecionados a partir do conjunto de processos padrão da organização e das necessidades de informação dos usuários dos processos.</text:p>
            <text:p><text:span text:style-name="T1">As evidências apresentadas para este resultado permitem assegurar que <text:s/>a escolha dos processos ou sub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<text:span text:style-name="T4">)</text:span>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4">
          <table:table-cell table:style-name="ce32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41"/>
          <table:table-cell table:style-name="ce68" table:number-columns-repeated="4"/>
          <table:table-cell table:style-name="ce74"/>
          <table:table-cell table:style-name="ce81"/>
          <table:table-cell table:number-columns-repeated="1016"/>
        </table:table-row>
        <table:table-row table:style-name="ro20">
          <table:table-cell table:style-name="ce31" office:value-type="string" calcext:value-type="string">
            <text:p>RAP 26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4">
          <table:table-cell table:style-name="ce31" office:value-type="string" calcext:value-type="string">
            <text:p>RAP 27. Resultados das medições são coletados, analisados, utilizando técnicas estatísticas e outras técnicas quantitativas apropriadas, e são comunicados para monitorar o alcance dos objetivos quantitativos de qualidade e de desempenho do processo/subprocesso.</text:p>
            <text:p><text:span text:style-name="T1">As evidências apresentadas para este resultado permitem assegurar que: (i) foram coletadas medidas dos projetos ou da organização que usam o processo/subprocesso?; (ii) essas medições foram analisadas utilizando técnicas estatísticas ou outras técnicas quantatitativas e reportadas para monitorar o atendimento dos objetivos quantitativos de qualidade e de desempenho do processo/sub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28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5">
          <table:table-cell table:style-name="ce31" office:value-type="string" calcext:value-type="string">
            <text:p>RAP 29. Modelos de desempenho do processo são estabelecidos e mantidos.</text:p>
            <text:p><text:span text:style-name="T1">As evidências apresentadas para este resultado permitem assegurar que: (i) foram estabelecidos modelos de desempenho do processo? (ii) os modelos de desem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0" office:value-type="string" calcext:value-type="string">
            <text:p>AP 4.2 O processo é controlado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0. Técnicas de análise e de controle para a gerência quantitativa dos processos/subprocessos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 ou na organiz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1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3. Ações corretivas e preventivas são realizadas para tratar causas especiais, ou de outros tipos, de variação.</text:p>
            <text:p><text:span text:style-name="T1">As evidências apresentadas para este resultado permitem assegurar que ações corretivas foram realizadas para tratar causas especiais de variação ou de outros tipos de variação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1" office:value-type="string" calcext:value-type="string">
            <text:p>RAP 34. Limites de controle são restabelecidos, quando necessário, seguindo as ações corretivas, de forma que os processos continuem estáveis, capazes e previsíveis.</text:p>
            <text:p><text:span text:style-name="T1">As evidências apresentadas para este resultado permitem assegurar que os limites de controle foram redefinidos, de acordo com as ações corretivas realizadas?</text:span></text:p>
          </table:table-cell>
          <table:table-cell table:style-name="ce54"/>
          <table:table-cell table:style-name="ce67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1 O processo é objeto de melhorias incrementais e inovações</text:p>
          </table:table-cell>
          <table:table-cell table:style-name="ce55" table:number-columns-repeated="7"/>
          <table:table-cell table:number-columns-repeated="1016"/>
        </table:table-row>
        <table:table-row table:style-name="ro36">
          <table:table-cell table:style-name="ce34" office:value-type="string" calcext:value-type="string">
            <text:p>RAP 35. Objetivos de negócio da organização são mantidos com base no entendimento das estratégias de negócio e resultados de desempenho do processo.</text:p>
            <text:p><text:span text:style-name="T1">As evidências apresentadas para este resultado permitem assegurar que os objetivos de negócio da organização foram atualizados/adequados aos resultados derivados do conhecimento do desempenho do processo e, também, das estratégias de negócio adotad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7">
          <table:table-cell table:style-name="ce34" office:value-type="string" calcext:value-type="string">
            <text:p>RAP 36. Objetivos de melhoria do processo são definidos com base no entendimento do desempenho do processo, de forma a verificar que os objetivos de negócio relevantes são atingíveis.</text:p>
            <text:p><text:span text:style-name="T1">As evidências apresentadas para este resultado permitem assegurar que: (i) foram coletadas e analisadas propostas de melhoria no processo?; (ii) foram definidos objetivos de melhoria do processo com base nos entendimento do desempenho do processo?; (iii) os objetivos de melhoria identificados permitem verificar que os objetivos de negócio relevantes da organização são atingívei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37. Dados que influenciam o desempenho do processo são identificados, classificados e selecionados para análise de causas.</text:p>
            <text:p><text:span text:style-name="T1">As evidências apresentadas para este resultado permitem assegurar que dados de defeitos e de outros problemas foram identificados, classificados e selecionados para análise de caus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38. Dados selecionados são analisados para identificar causas raiz e propor soluções aceitáveis para evitar ocorrências futuras de resultados similares ou incorporar melhores práticas no processo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 ou incorporar melhores práticas n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38">
          <table:table-cell table:style-name="ce34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0. Dados adequados são analisados para identificar oportunidades para aplicar melhores práticas e inovações com impacto no alcance dos objetivos de negócio.</text:p>
            <text:p><text:span text:style-name="T1">As evidências apresentadas para este resultado permitem assegurar que dados adequados foram analisados para identificar oportunidades de melhorias baseadas em melhores práticas e inovações que tenham impacto no alcance dos objetivos de negócio da organização? 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1. Oportunidades de melhoria derivadas de novas tecnologias e conceitos de processo são identificadas, avaliadas e selecionadas com base no impacto no alcance dos objetivos de negócio.</text:p>
            <text:p><text:span text:style-name="T1">As evidências apresentadas para este resultado permitem assegurar que houve uma busca e análise, em relação ao alcance dos objetivos de negócio, de oportunidades de melhorias derivadas de novas tecnologias e de conceitos de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2. Uma estratégia de implementação para as melhorias selecionadas é estabelecida para alcançar os objetivos de melhoria do processo e para resolver problemas.</text:p>
            <text:p><text:span text:style-name="T1">As evidências apresentadas para este resultado permitem assegurar que foi definida uma estratégia de implementação para alcançar os objetivos de melhoria do processo e solução de problema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>
          <table:table-cell table:style-name="ce33" office:value-type="string" calcext:value-type="string">
            <text:p>AP 5.2 O processo é otimizado continuamente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22">
          <table:table-cell table:style-name="ce34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9">
          <table:table-cell table:style-name="ce34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ações corretivas foram executadas, quando necessário?</text:span></text:p>
          </table:table-cell>
          <table:table-cell table:style-name="ce56"/>
          <table:table-cell table:style-name="ce55" table:number-columns-repeated="6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20">
          <table:table-cell table:style-name="ce34" office:value-type="string" calcext:value-type="string">
            <text:p>RAP 45. As ações implementadas para resolução de problemas e melhoria no processo são acompanhadas, com uso de técnicas estatísticas e outras técnicas quantitativas, para verificar se as mudanças no processo corrigiram o problema e melhoraram o seu desempenho.</text:p>
            <text:p><text:span text:style-name="T1">As evidências apresentadas para este resultado permitem assegurar que as ações implementadas foram acompanhadas com o uso de técnicas estatísticas e outras técnicas quantitativas para verificar se corrigiram o problema e melhoraram o desempenho do processo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16">
          <table:table-cell table:style-name="ce34" office:value-type="string" calcext:value-type="string">
            <text:p>RAP 46. Dados da análise de causas e de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55" table:number-columns-repeated="7"/>
          <table:table-cell table:number-columns-repeated="1016"/>
        </table:table-row>
        <table:table-row table:style-name="ro9" table:number-rows-repeated="5">
          <table:table-cell table:style-name="ce15"/>
          <table:table-cell table:style-name="ce40" table:number-columns-repeated="7"/>
          <table:table-cell table:number-columns-repeated="1016"/>
        </table:table-row>
        <table:table-row table:style-name="ro9">
          <table:table-cell table:style-name="ce15"/>
          <table:table-cell table:style-name="ce41" office:value-type="string" calcext:value-type="string">
            <text:p>(T,L,P,N,NA,F)</text:p>
          </table:table-cell>
          <table:table-cell table:style-name="ce60" table:number-columns-repeated="4"/>
          <table:table-cell table:style-name="ce69"/>
          <table:table-cell table:style-name="ce78"/>
          <table:table-cell table:number-columns-repeated="1016"/>
        </table:table-row>
        <table:table-row table:style-name="ro9" table:number-rows-repeated="90">
          <table:table-cell table:style-name="ce131"/>
          <table:table-cell table:style-name="ce157"/>
          <table:table-cell table:style-name="ce131" table:number-columns-repeated="1022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text>R$ </number:text>
      <number:number number:decimal-places="0" number:min-integer-digits="1" number:grouping="true"/>
      <number:text> </number:text>
    </number:number-style>
    <number:number-style style:name="N107">
      <number:text>(R$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R$ </number:text>
      <number:number number:decimal-places="2" number:min-integer-digits="1" number:grouping="true"/>
      <number:text> </number:text>
    </number:number-style>
    <number:number-style style:name="N110">
      <number:text>(R$ 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19P1" style:volatile="true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fill-character> </number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31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31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R$ </number:text>
      <number:number number:decimal-places="0" number:min-integer-digits="1" number:grouping="true"/>
    </number:number-style>
    <number:number-style style:name="N137">
      <number:text>-R$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style:text-properties fo:color="#ff0000"/>
      <number:text>-R$ 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R$ </number:text>
      <number:number number:decimal-places="2" number:min-integer-digits="1" number:grouping="true"/>
    </number:number-style>
    <number:number-style style:name="N140">
      <number:text>-R$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style:text-properties fo:color="#ff0000"/>
      <number:text>-R$ </number:text>
      <number:number number:decimal-places="2" number:min-integer-digits="1" number:grouping="true"/>
      <style:map style:condition="value()&gt;=0" style:apply-style-name="N141P0"/>
    </number:number-style>
    <number:number-style style:name="N143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43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45P2" style:volatile="true">
      <number:fill-character> </number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47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14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49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€</number:text>
      <number:number number:decimal-places="0" number:min-integer-digits="1" number:grouping="true"/>
    </number:number-style>
    <number:number-style style:name="N151">
      <number:text>-€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style:text-properties fo:color="#ff0000"/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€</number:text>
      <number:number number:decimal-places="2" number:min-integer-digits="1" number:grouping="true"/>
    </number:number-style>
    <number:number-style style:name="N154">
      <number:text>-€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style:text-properties fo:color="#ff0000"/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159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159P2" style:volatile="true">
      <number:text> €</number:text>
      <number:fill-character> </number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163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163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R$</number:text>
      <number:number number:decimal-places="0" number:min-integer-digits="1" number:grouping="true"/>
      <number:text> </number:text>
    </number:number-style>
    <number:number-style style:name="N165">
      <number:text>(R$</number:text>
      <number:number number: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R$</number:text>
      <number:number number:decimal-places="0" number:min-integer-digits="1" number:grouping="true"/>
      <number:text> </number:text>
    </number:number-style>
    <number:number-style style:name="N166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text>R$</number:text>
      <number:number number:decimal-places="2" number:min-integer-digits="1" number:grouping="true"/>
      <number:text> </number:text>
    </number:number-style>
    <number:number-style style:name="N168">
      <number:text>(R$</number:text>
      <number:number number: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</number:text>
      <number:number number:decimal-places="2" number:min-integer-digits="1" number:grouping="true"/>
      <number:text> </number:text>
    </number:number-style>
    <number:number-style style:name="N169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3P0" style:volatile="true">
      <number:text> R$</number:text>
      <number:fill-character> </number:fill-character>
      <number:number number:decimal-places="0" number:min-integer-digits="1" number:grouping="true"/>
      <number:text> </number:text>
    </number:number-style>
    <number:number-style style:name="N173P1" style:volatile="true">
      <number:text> R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73P2" style:volatile="true">
      <number:text> R$</number:text>
      <number:fill-character> </number:fill-character>
      <number:text>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R$</number:text>
      <number:fill-character> </number:fill-character>
      <number:number number:decimal-places="2" number:min-integer-digits="1" number:grouping="true"/>
      <number:text> </number:text>
    </number:number-style>
    <number:number-style style:name="N177P1" style:volatile="true">
      <number:text> R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77P2" style:volatile="true">
      <number:text> R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8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81P2" style:volatile="true">
      <number:currency-symbol/>
      <number:text>-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 (</number:text>
      <number:number number:decimal-places="0" number:min-integer-digits="1" number:grouping="true"/>
      <number:text>)</number:text>
    </number:number-style>
    <number:number-style style:name="N185P2" style:volatile="true">
      <number:text>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currency-style style:name="N18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8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88P2" style:volatile="true">
      <number:currency-symbol/>
      <number:text>-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1P0" style:volatile="true">
      <number:number number:decimal-places="2" number:min-integer-digits="1" number:grouping="true"/>
      <number:text> </number:text>
    </number:number-style>
    <number:number-style style:name="N191P1" style:volatile="true">
      <number:text>  (</number:text>
      <number:number number:decimal-places="2" number:min-integer-digits="1" number:grouping="true"/>
      <number:text>)</number:text>
    </number:number-style>
    <number:number-style style:name="N191P2" style:volatile="true">
      <number:text> -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R$ </number:text>
      <number:number number:decimal-places="0" number:min-integer-digits="1" number:grouping="true"/>
      <number:text> </number:text>
    </number:number-style>
    <number:number-style style:name="N192">
      <number:text>(R$ </number:text>
      <number:number number:decimal-places="0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R$ </number:text>
      <number:number number:decimal-places="0" number:min-integer-digits="1" number:grouping="true"/>
      <number:text> </number:text>
    </number:number-style>
    <number:number-style style:name="N19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R$ </number:text>
      <number:number number:decimal-places="2" number:min-integer-digits="1" number:grouping="true"/>
      <number:text> </number:text>
    </number:number-style>
    <number:number-style style:name="N194">
      <number:text>(R$ 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R$ </number:text>
      <number:number number:decimal-places="2" number:min-integer-digits="1" number:grouping="true"/>
      <number:text> </number:text>
    </number:number-style>
    <number:number-style style:name="N19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96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6P2" style:volatile="true">
      <number:text> </number:text>
      <number:fill-character> </number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197P1" style:volatile="true">
      <number:text> R$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97P2" style:volatile="true">
      <number:text> R$ </number:text>
      <number:fill-character> </number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98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199P1" style:volatile="true">
      <number:text> R$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99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scientific-number number:decimal-places="1" number:min-integer-digits="3" number:min-exponent-digits="1"/>
    </number:number-style>
    <number:number-style style:name="N201P0" style:volatile="true">
      <number:text>R$ </number:text>
      <number:number number:decimal-places="0" number:min-integer-digits="1" number:grouping="true"/>
    </number:number-style>
    <number:number-style style:name="N201">
      <number:text>-R$ </number:text>
      <number:number number:decimal-places="0" number:min-integer-digits="1" number:grouping="true"/>
      <style:map style:condition="value()&gt;=0" style:apply-style-name="N201P0"/>
    </number:number-style>
    <number:number-style style:name="N202P0" style:volatile="true">
      <number:text>R$ </number:text>
      <number:number number:decimal-places="0" number:min-integer-digits="1" number:grouping="true"/>
    </number:number-style>
    <number:number-style style:name="N202">
      <style:text-properties fo:color="#ff0000"/>
      <number:text>-R$ </number:text>
      <number:number number:decimal-places="0" number:min-integer-digits="1" number:grouping="true"/>
      <style:map style:condition="value()&gt;=0" style:apply-style-name="N202P0"/>
    </number:number-style>
    <number:number-style style:name="N203P0" style:volatile="true">
      <number:text>R$ </number:text>
      <number:number number:decimal-places="2" number:min-integer-digits="1" number:grouping="true"/>
    </number:number-style>
    <number:number-style style:name="N203">
      <number:text>-R$ </number:text>
      <number:number number:decimal-places="2" number:min-integer-digits="1" number:grouping="true"/>
      <style:map style:condition="value()&gt;=0" style:apply-style-name="N203P0"/>
    </number:number-style>
    <number:number-style style:name="N204P0" style:volatile="true">
      <number:text>R$ </number:text>
      <number:number number:decimal-places="2" number:min-integer-digits="1" number:grouping="true"/>
    </number:number-style>
    <number:number-style style:name="N204">
      <style:text-properties fo:color="#ff0000"/>
      <number:text>-R$ </number:text>
      <number:number number:decimal-places="2" number:min-integer-digits="1" number:grouping="true"/>
      <style:map style:condition="value()&gt;=0" style:apply-style-name="N204P0"/>
    </number:number-style>
    <number:number-style style:name="N205P0" style:volatile="true">
      <number:text> R$ </number:text>
      <number:fill-character> </number:fill-character>
      <number:number number:decimal-places="0" number:min-integer-digits="1" number:grouping="true"/>
      <number:text> </number:text>
    </number:number-style>
    <number:number-style style:name="N205P1" style:volatile="true">
      <number:text>-R$ </number:text>
      <number:fill-character> </number:fill-character>
      <number:number number:decimal-places="0" number:min-integer-digits="1" number:grouping="true"/>
      <number:text> </number:text>
    </number:number-style>
    <number:number-style style:name="N205P2" style:volatile="true">
      <number:text> R$ </number:text>
      <number:fill-character> </number:fill-character>
      <number:text>- </number:text>
    </number:number-style>
    <number:text-style style:name="N205">
      <number:text> </number:text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20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206P2" style:volatile="true">
      <number:text> </number:text>
      <number:fill-character> </number:fill-character>
      <number:text>-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text> R$ </number:text>
      <number:fill-character> </number:fill-character>
      <number:number number:decimal-places="2" number:min-integer-digits="1" number:grouping="true"/>
      <number:text> </number:text>
    </number:number-style>
    <number:number-style style:name="N207P1" style:volatile="true">
      <number:text>-R$ </number:text>
      <number:fill-character> </number:fill-character>
      <number:number number:decimal-places="2" number:min-integer-digits="1" number:grouping="true"/>
      <number:text> </number:text>
    </number:number-style>
    <number:number-style style:name="N207P2" style:volatile="true">
      <number:text> R$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7">
      <number:text> </number:text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20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€</number:text>
      <number:number number:decimal-places="0" number:min-integer-digits="1" number:grouping="true"/>
    </number:number-style>
    <number:number-style style:name="N209">
      <number:text>-€</number:text>
      <number:number number:decimal-places="0" number:min-integer-digits="1" number:grouping="true"/>
      <style:map style:condition="value()&gt;=0" style:apply-style-name="N209P0"/>
    </number:number-style>
    <number:number-style style:name="N210P0" style:volatile="true">
      <number:text>€</number:text>
      <number:number number:decimal-places="0" number:min-integer-digits="1" number:grouping="true"/>
    </number:number-style>
    <number:number-style style:name="N210">
      <style:text-properties fo:color="#ff0000"/>
      <number:text>-€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text>€</number:text>
      <number:number number:decimal-places="2" number:min-integer-digits="1" number:grouping="true"/>
    </number:number-style>
    <number:number-style style:name="N211">
      <number:text>-€</number:text>
      <number:number number:decimal-places="2" number:min-integer-digits="1" number:grouping="true"/>
      <style:map style:condition="value()&gt;=0" style:apply-style-name="N211P0"/>
    </number:number-style>
    <number:number-style style:name="N212P0" style:volatile="true">
      <number:text>€</number:text>
      <number:number number:decimal-places="2" number:min-integer-digits="1" number:grouping="true"/>
    </number:number-style>
    <number:number-style style:name="N212">
      <style:text-properties fo:color="#ff0000"/>
      <number:text>-€</number:text>
      <number:number number:decimal-places="2" number:min-integer-digits="1" number:grouping="true"/>
      <style:map style:condition="value()&gt;=0" style:apply-style-name="N212P0"/>
    </number:number-style>
    <number:number-style style:name="N213P0" style:volatile="true">
      <number:text> €</number:text>
      <number:fill-character> </number:fill-character>
      <number:number number:decimal-places="0" number:min-integer-digits="1" number:grouping="true"/>
      <number:text> </number:text>
    </number:number-style>
    <number:number-style style:name="N213P1" style:volatile="true">
      <number:text>-€</number:text>
      <number:fill-character> </number:fill-character>
      <number:number number:decimal-places="0" number:min-integer-digits="1" number:grouping="true"/>
      <number:text> </number:text>
    </number:number-style>
    <number:number-style style:name="N213P2" style:volatile="true">
      <number:text> €</number:text>
      <number:fill-character> </number:fill-character>
      <number:text>- </number:text>
    </number:number-style>
    <number:text-style style:name="N213">
      <number:text> </number:text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4P0" style:volatile="true">
      <number:text> €</number:text>
      <number:fill-character> </number:fill-character>
      <number:number number:decimal-places="2" number:min-integer-digits="1" number:grouping="true"/>
      <number:text> </number:text>
    </number:number-style>
    <number:number-style style:name="N214P1" style:volatile="true">
      <number:text>-€</number:text>
      <number:fill-character> </number:fill-character>
      <number:number number:decimal-places="2" number:min-integer-digits="1" number:grouping="true"/>
      <number:text> </number:text>
    </number:number-style>
    <number:number-style style:name="N214P2" style:volatile="true">
      <number:text> €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14">
      <number:text> </number:text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5P0" style:volatile="true">
      <number:text>R$</number:text>
      <number:number number:decimal-places="0" number:min-integer-digits="1" number:grouping="true"/>
      <number:text> </number:text>
    </number:number-style>
    <number:number-style style:name="N215">
      <number:text>(R$</number:text>
      <number:number number:decimal-places="0" number:min-integer-digits="1" number:grouping="true"/>
      <number:text>)</number:text>
      <style:map style:condition="value()&gt;=0" style:apply-style-name="N215P0"/>
    </number:number-style>
    <number:number-style style:name="N216P0" style:volatile="true">
      <number:text>R$</number:text>
      <number:number number:decimal-places="0" number:min-integer-digits="1" number:grouping="true"/>
      <number:text> </number:text>
    </number:number-style>
    <number:number-style style:name="N216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216P0"/>
    </number:number-style>
    <number:number-style style:name="N217P0" style:volatile="true">
      <number:text>R$</number:text>
      <number:number number:decimal-places="2" number:min-integer-digits="1" number:grouping="true"/>
      <number:text> </number:text>
    </number:number-style>
    <number:number-style style:name="N217">
      <number:text>(R$</number:text>
      <number:number number:decimal-places="2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text>R$</number:text>
      <number:number number:decimal-places="2" number:min-integer-digits="1" number:grouping="true"/>
      <number:text> </number:text>
    </number:number-style>
    <number:number-style style:name="N21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218P0"/>
    </number:number-style>
    <number:number-style style:name="N219P0" style:volatile="true">
      <number:text> R$</number:text>
      <number:fill-character> </number:fill-character>
      <number:number number:decimal-places="0" number:min-integer-digits="1" number:grouping="true"/>
      <number:text> </number:text>
    </number:number-style>
    <number:number-style style:name="N219P1" style:volatile="true">
      <number:text> R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219P2" style:volatile="true">
      <number:text> R$</number:text>
      <number:fill-character> </number:fill-character>
      <number:text>- </number:text>
    </number:number-style>
    <number:text-style style:name="N219">
      <number:text> </number:text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text> R$</number:text>
      <number:fill-character> </number:fill-character>
      <number:number number:decimal-places="2" number:min-integer-digits="1" number:grouping="true"/>
      <number:text> </number:text>
    </number:number-style>
    <number:number-style style:name="N220P1" style:volatile="true">
      <number:text> R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220P2" style:volatile="true">
      <number:text> R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20">
      <number:text> </number:text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2" style:display-name="20% - Ênfase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3" style:display-name="20% - Ênfase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4" style:display-name="2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5" style:display-name="20% - Ênfase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Ênfase6" style:display-name="20% - Ênfase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1" style:display-name="40% - Ênfase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2" style:display-name="40% - Ênfase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3" style:display-name="40% - Ênfase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4" style:display-name="40% - Ênfase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5" style:display-name="40% - Ênfase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Ênfase6" style:display-name="40% - Ênfase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1" style:display-name="60% - Ênfase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2" style:display-name="60% - Ênfase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3" style:display-name="60% - Ênfase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4" style:display-name="60% - 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5" style:display-name="60% - 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Ênfase6" style:display-name="60% - Ênfase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om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6pt solid #808080" fo:padding="0.071cm" style:rotation-align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de_20_Verificação" style:display-name="Célula de Verificação" style:family="table-cell" style:parent-style-name="Default">
      <style:table-cell-properties fo:background-color="#969696" style:diagonal-bl-tr="none" style:diagonal-tl-br="none" fo:border="0.06pt double #333333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élula_20_Vinculada" style:display-name="Célula Vinculada" style:family="table-cell" style:parent-style-name="Default">
      <style:table-cell-properties fo:border-bottom="0.06pt double #ff9900" style:border-line-width-bottom="0cm 0.004cm 0.002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071cm"/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Incorre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Nota" style:family="table-cell" style:parent-style-name="Default">
      <style:table-cell-properties fo:background-color="#ffffcc" style:diagonal-bl-tr="none" style:diagonal-tl-br="none" fo:border="0.06pt solid #c0c0c0" fo:padding="0.071cm" style:rotation-align="none"/>
    </style:style>
    <style:style style:name="Saída" style:family="table-cell" style:parent-style-name="Default">
      <style:table-cell-properties fo:background-color="#c0c0c0" style:diagonal-bl-tr="none" style:diagonal-tl-br="none" fo:border="0.06pt solid #333333" fo:padding="0.071cm" style:rotation-align="none"/>
      <style:text-properties fo:color="#333333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viso" style:display-name="Texto de Aviso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otal" style:family="table-cell" style:parent-style-name="Default">
      <style:table-cell-properties fo:border-bottom="0.06pt double #333399" style:border-line-width-bottom="0cm 0.004cm 0.002cm" style:diagonal-bl-tr="none" style:diagonal-tl-br="none" fo:border-left="none" fo:padding="0.071cm" fo:border-right="none" style:rotation-align="none" fo:border-top="0.06pt solid #333399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1.5pt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1.5pt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99pt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071cm"/>
      <style:text-properties fo:color="#0033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5" style:display-name="Título 5" style:family="table-cell" style:parent-style-name="Default">
      <style:table-cell-properties fo:padding="0.071cm"/>
      <style:text-properties fo:color="#003366" style:text-outline="false" style:text-line-through-styl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Ênfase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Ênfase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0/00/0000</text:date>, <text:time style:data-style-name="N2" text:time-value="0000-00-00T00:00:01.0352063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ilha de Avaliação</dc:title>
    <meta:initial-creator>MPS.BR - ETM</meta:initial-creator>
    <meta:creation-date>1997-01-10T20:22:50</meta:creation-date>
    <dc:date>2013-12-08T21:12:28.267000000</dc:date>
    <meta:generator>LibreOffice/4.1.3.2$Windows_x86 LibreOffice_project/70feb7d99726f064edab4605a8ab840c50ec57a</meta:generator>
    <meta:editing-duration>PT5H24M43S</meta:editing-duration>
    <meta:editing-cycles>14</meta:editing-cycles>
    <meta:document-statistic meta:table-count="20" meta:cell-count="2877" meta:object-count="0"/>
  </office:meta>
</office:document-meta>
</file>